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Garamond" svg:font-family="Garamond" style:font-family-generic="roman" style:font-pitch="variable" svg:panose-1="2 2 4 4 3 3 1 1 8 3"/>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3.6861in"/>
    </style:style>
    <style:style style:name="Table1" style:family="table" style:master-page-name="MPF0">
      <style:table-properties style:width="3.6861in" fo:margin-left="0in" table:align="left"/>
    </style:style>
    <style:style style:name="TableRow3" style:family="table-row">
      <style:table-row-properties style:min-row-height="0.3937in"/>
    </style:style>
    <style:style style:name="TableCell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5" style:parent-style-name="LL_Normal" style:family="paragraph">
      <style:paragraph-properties fo:break-before="page" fo:text-align="center"/>
    </style:style>
    <style:style style:name="T7" style:parent-style-name="Standaardalinea-lettertype" style:family="text">
      <style:text-properties fo:font-weight="bold" style:font-weight-asian="bold"/>
    </style:style>
    <style:style style:name="TableRow8" style:family="table-row">
      <style:table-row-properties style:min-row-height="0.3937in"/>
    </style:style>
    <style:style style:name="TableCell9" style:family="table-cell">
      <style:table-cell-properties fo:border="none" style:writing-mode="lr-tb" style:vertical-align="middle" fo:padding-top="0in" fo:padding-left="0.075in" fo:padding-bottom="0in" fo:padding-right="0.075in"/>
    </style:style>
    <style:style style:name="P10" style:parent-style-name="Standaard" style:family="paragraph">
      <style:paragraph-properties fo:text-align="center" fo:margin-bottom="0.1388in" fo:line-height="100%"/>
    </style:style>
    <style:style style:name="P11" style:parent-style-name="Standaard" style:family="paragraph">
      <style:paragraph-properties fo:text-align="center" fo:margin-bottom="0.1388in" fo:line-height="100%"/>
    </style:style>
    <style:style style:name="P12" style:parent-style-name="Standaard" style:family="paragraph">
      <style:paragraph-properties fo:text-align="center" fo:margin-bottom="0.1388in" fo:line-height="100%"/>
    </style:style>
    <style:style style:name="TableRow13" style:family="table-row">
      <style:table-row-properties style:min-row-height="0.3937in"/>
    </style:style>
    <style:style style:name="TableCell14" style:family="table-cell">
      <style:table-cell-properties fo:border="none" style:writing-mode="lr-tb" style:vertical-align="middle" fo:padding-top="0in" fo:padding-left="0.075in" fo:padding-bottom="0in" fo:padding-right="0.075in"/>
    </style:style>
    <style:style style:name="P15" style:parent-style-name="Standaard" style:family="paragraph">
      <style:paragraph-properties fo:text-align="center" fo:margin-bottom="0.1388in" fo:line-height="100%"/>
      <style:text-properties fo:font-weight="bold" style:font-weight-asian="bold" style:font-weight-complex="bold"/>
    </style:style>
    <style:style style:name="P16" style:parent-style-name="Standaard" style:family="paragraph">
      <style:paragraph-properties fo:text-align="center" fo:margin-bottom="0.1388in" fo:line-height="100%"/>
      <style:text-properties fo:font-weight="bold" style:font-weight-asian="bold" style:font-weight-complex="bold"/>
    </style:style>
    <style:style style:name="P17" style:parent-style-name="Standaard" style:family="paragraph">
      <style:paragraph-properties fo:text-align="center" fo:margin-bottom="0.1388in" fo:line-height="100%"/>
    </style:style>
    <style:style style:name="P18" style:parent-style-name="Standaard" style:family="paragraph">
      <style:paragraph-properties fo:text-align="center" fo:margin-bottom="0.1388in" fo:line-height="100%"/>
      <style:text-properties fo:font-weight="bold" style:font-weight-asian="bold" style:font-weight-complex="bold"/>
    </style:style>
    <style:style style:name="P19" style:parent-style-name="Standaard" style:family="paragraph">
      <style:paragraph-properties fo:text-align="center" fo:margin-bottom="0.1388in" fo:line-height="100%"/>
      <style:text-properties fo:font-weight="bold" style:font-weight-asian="bold" style:font-weight-complex="bold"/>
    </style:style>
    <style:style style:name="P20" style:parent-style-name="Standaard" style:family="paragraph">
      <style:paragraph-properties fo:text-align="center" fo:margin-bottom="0.1388in" fo:line-height="100%"/>
      <style:text-properties fo:font-weight="bold" style:font-weight-asian="bold" style:font-weight-complex="bold"/>
    </style:style>
    <style:style style:name="P21" style:parent-style-name="Standaard" style:family="paragraph">
      <style:paragraph-properties fo:text-align="center" fo:margin-bottom="0.1388in" fo:line-height="100%"/>
    </style:style>
    <style:style style:name="P22" style:parent-style-name="Standaard" style:family="paragraph">
      <style:paragraph-properties fo:text-align="center" fo:margin-bottom="0.1388in" fo:line-height="100%"/>
      <style:text-properties fo:font-weight="bold" style:font-weight-asian="bold" style:font-weight-complex="bold"/>
    </style:style>
    <style:style style:name="P23" style:parent-style-name="Standaard" style:family="paragraph">
      <style:paragraph-properties fo:text-align="center" fo:margin-bottom="0.1388in" fo:line-height="100%"/>
      <style:text-properties fo:font-weight="bold" style:font-weight-asian="bold" style:font-weight-complex="bold"/>
    </style:style>
    <style:style style:name="TableRow24" style:family="table-row">
      <style:table-row-properties style:min-row-height="0.3937in"/>
    </style:style>
    <style:style style:name="TableCell25" style:family="table-cell">
      <style:table-cell-properties fo:border="none" style:writing-mode="lr-tb" style:vertical-align="middle" fo:padding-top="0in" fo:padding-left="0.075in" fo:padding-bottom="0in" fo:padding-right="0.075in"/>
    </style:style>
    <style:style style:name="P26" style:parent-style-name="Standaard" style:family="paragraph">
      <style:paragraph-properties fo:margin-bottom="0.1388in" fo:line-height="100%"/>
    </style:style>
    <style:style style:name="TableRow27" style:family="table-row">
      <style:table-row-properties style:min-row-height="0.3937in"/>
    </style:style>
    <style:style style:name="TableCell28" style:family="table-cell">
      <style:table-cell-properties fo:border="none" style:writing-mode="lr-tb" style:vertical-align="middle" fo:padding-top="0in" fo:padding-left="0.075in" fo:padding-bottom="0in" fo:padding-right="0.075in"/>
    </style:style>
    <style:style style:name="P29" style:parent-style-name="Standaard" style:family="paragraph">
      <style:paragraph-properties fo:text-align="center" fo:margin-bottom="0.1388in" fo:line-height="100%"/>
      <style:text-properties fo:font-weight="bold" style:font-weight-asian="bold"/>
    </style:style>
    <style:style style:name="P30" style:parent-style-name="LL_Normal" style:family="paragraph">
      <style:paragraph-properties fo:text-align="center"/>
    </style:style>
    <style:style style:name="P31" style:parent-style-name="LL_Normal" style:family="paragraph">
      <style:paragraph-properties fo:break-before="page" fo:text-align="center"/>
    </style:style>
    <style:style style:name="T32" style:parent-style-name="Standaardalinea-lettertype" style:family="text">
      <style:text-properties fo:font-weight="bold" style:font-weight-asian="bold"/>
    </style:style>
    <style:style style:name="T33" style:parent-style-name="Standaardalinea-lettertype" style:family="text">
      <style:text-properties style:font-name="Calibri" style:font-name-complex="Times New Roman" fo:text-transform="none" style:letter-kerning="true" fo:font-size="11pt" style:font-size-asian="11pt" style:font-size-complex="11pt"/>
    </style:style>
    <style:style style:name="T34" style:parent-style-name="Standaardalinea-lettertype" style:family="text">
      <style:text-properties style:font-name="Calibri" style:font-name-complex="Times New Roman" style:letter-kerning="true" fo:font-size="11pt" style:font-size-asian="11pt" style:font-size-complex="11pt"/>
    </style:style>
    <style:style style:name="T35" style:parent-style-name="Hyperlink" style:family="text">
      <style:text-properties fo:font-weight="bold" style:font-weight-asian="bold" style:font-weight-complex="bold"/>
    </style:style>
    <style:style style:name="T36" style:parent-style-name="Hyperlink" style:family="text">
      <style:text-properties fo:font-weight="bold" style:font-weight-asian="bold" style:font-weight-complex="bold"/>
    </style:style>
    <style:style style:name="T37" style:parent-style-name="Standaardalinea-lettertype" style:family="text">
      <style:text-properties style:font-name="Calibri" style:font-name-complex="Times New Roman" style:letter-kerning="true" fo:font-size="11pt" style:font-size-asian="11pt" style:font-size-complex="11pt"/>
    </style:style>
    <style:style style:name="T38" style:parent-style-name="Hyperlink" style:family="text">
      <style:text-properties fo:font-weight="bold" style:font-weight-asian="bold" style:font-weight-complex="bold"/>
    </style:style>
    <style:style style:name="T39" style:parent-style-name="Standaardalinea-lettertype" style:family="text">
      <style:text-properties style:font-name="Calibri" style:font-name-complex="Times New Roman" fo:text-transform="none" style:letter-kerning="true" fo:font-size="11pt" style:font-size-asian="11pt" style:font-size-complex="11pt"/>
    </style:style>
    <style:style style:name="T40" style:parent-style-name="Hyperlink" style:family="text">
      <style:text-properties fo:font-weight="bold" style:font-weight-asian="bold" style:font-weight-complex="bold"/>
    </style:style>
    <style:style style:name="T41" style:parent-style-name="Standaardalinea-lettertype" style:family="text">
      <style:text-properties style:font-name="Calibri" style:font-name-complex="Times New Roman" style:letter-kerning="true" fo:font-size="11pt" style:font-size-asian="11pt" style:font-size-complex="11pt"/>
    </style:style>
    <style:style style:name="T42" style:parent-style-name="Hyperlink" style:family="text">
      <style:text-properties fo:font-weight="bold" style:font-weight-asian="bold" style:font-weight-complex="bold"/>
    </style:style>
    <style:style style:name="T43" style:parent-style-name="Standaardalinea-lettertype" style:family="text">
      <style:text-properties style:font-name="Calibri" style:font-name-complex="Times New Roman" style:letter-kerning="true" fo:font-size="11pt" style:font-size-asian="11pt" style:font-size-complex="11pt"/>
    </style:style>
    <style:style style:name="T44" style:parent-style-name="Hyperlink" style:family="text">
      <style:text-properties fo:font-weight="bold" style:font-weight-asian="bold" style:font-weight-complex="bold"/>
    </style:style>
    <style:style style:name="T45" style:parent-style-name="Hyperlink" style:family="text">
      <style:text-properties fo:font-weight="bold" style:font-weight-asian="bold" style:font-weight-complex="bold"/>
    </style:style>
    <style:style style:name="T46" style:parent-style-name="Standaardalinea-lettertype" style:family="text">
      <style:text-properties style:font-name="Calibri" style:font-name-complex="Times New Roman" style:letter-kerning="true" fo:font-size="11pt" style:font-size-asian="11pt" style:font-size-complex="11pt"/>
    </style:style>
    <style:style style:name="T47" style:parent-style-name="Hyperlink" style:family="text">
      <style:text-properties fo:font-weight="bold" style:font-weight-asian="bold" style:font-weight-complex="bold"/>
    </style:style>
    <style:style style:name="T48" style:parent-style-name="Hyperlink" style:family="text">
      <style:text-properties fo:font-weight="bold" style:font-weight-asian="bold" style:font-weight-complex="bold"/>
    </style:style>
    <style:style style:name="T49" style:parent-style-name="Standaardalinea-lettertype" style:family="text">
      <style:text-properties style:font-name="Calibri" style:font-name-complex="Times New Roman" style:letter-kerning="true" fo:font-size="11pt" style:font-size-asian="11pt" style:font-size-complex="11pt"/>
    </style:style>
    <style:style style:name="T50" style:parent-style-name="Hyperlink" style:family="text">
      <style:text-properties fo:font-weight="bold" style:font-weight-asian="bold" style:font-weight-complex="bold"/>
    </style:style>
    <style:style style:name="T51" style:parent-style-name="Standaardalinea-lettertype" style:family="text">
      <style:text-properties style:font-name="Calibri" style:font-name-complex="Times New Roman" fo:text-transform="none" style:letter-kerning="true" fo:font-size="11pt" style:font-size-asian="11pt" style:font-size-complex="11pt"/>
    </style:style>
    <style:style style:name="T52" style:parent-style-name="Hyperlink" style:family="text">
      <style:text-properties fo:font-weight="bold" style:font-weight-asian="bold" style:font-weight-complex="bold"/>
    </style:style>
    <style:style style:name="T53" style:parent-style-name="Standaardalinea-lettertype" style:family="text">
      <style:text-properties style:font-name="Calibri" style:font-name-complex="Times New Roman" style:letter-kerning="true" fo:font-size="11pt" style:font-size-asian="11pt" style:font-size-complex="11pt"/>
    </style:style>
    <style:style style:name="T54" style:parent-style-name="Hyperlink" style:family="text">
      <style:text-properties fo:font-weight="bold" style:font-weight-asian="bold" style:font-weight-complex="bold"/>
    </style:style>
    <style:style style:name="T55" style:parent-style-name="Hyperlink" style:family="text">
      <style:text-properties fo:font-weight="bold" style:font-weight-asian="bold" style:font-weight-complex="bold"/>
    </style:style>
    <style:style style:name="T56" style:parent-style-name="Standaardalinea-lettertype" style:family="text">
      <style:text-properties style:font-name="Calibri" style:font-name-complex="Times New Roman" style:letter-kerning="true" fo:font-size="11pt" style:font-size-asian="11pt" style:font-size-complex="11pt"/>
    </style:style>
    <style:style style:name="T57" style:parent-style-name="Hyperlink" style:family="text">
      <style:text-properties fo:font-weight="bold" style:font-weight-asian="bold" style:font-weight-complex="bold"/>
    </style:style>
    <style:style style:name="T58" style:parent-style-name="Hyperlink" style:family="text">
      <style:text-properties fo:font-weight="bold" style:font-weight-asian="bold" style:font-weight-complex="bold"/>
    </style:style>
    <style:style style:name="T59" style:parent-style-name="Standaardalinea-lettertype" style:family="text">
      <style:text-properties style:font-name="Calibri" style:font-name-complex="Times New Roman" style:letter-kerning="true" fo:font-size="11pt" style:font-size-asian="11pt" style:font-size-complex="11pt"/>
    </style:style>
    <style:style style:name="T60" style:parent-style-name="Hyperlink" style:family="text">
      <style:text-properties fo:font-weight="bold" style:font-weight-asian="bold" style:font-weight-complex="bold"/>
    </style:style>
    <style:style style:name="T61" style:parent-style-name="Standaardalinea-lettertype" style:family="text">
      <style:text-properties style:font-name="Calibri" style:font-name-complex="Times New Roman" fo:text-transform="none" style:letter-kerning="true" fo:font-size="11pt" style:font-size-asian="11pt" style:font-size-complex="11pt"/>
    </style:style>
    <style:style style:name="T62" style:parent-style-name="Hyperlink" style:family="text">
      <style:text-properties fo:font-weight="bold" style:font-weight-asian="bold" style:font-weight-complex="bold"/>
    </style:style>
    <style:style style:name="T63" style:parent-style-name="Standaardalinea-lettertype" style:family="text">
      <style:text-properties style:font-name="Calibri" style:font-name-complex="Times New Roman" style:letter-kerning="true" fo:font-size="11pt" style:font-size-asian="11pt" style:font-size-complex="11pt"/>
    </style:style>
    <style:style style:name="T64" style:parent-style-name="Hyperlink" style:family="text">
      <style:text-properties fo:font-weight="bold" style:font-weight-asian="bold" style:font-weight-complex="bold"/>
    </style:style>
    <style:style style:name="T65" style:parent-style-name="Hyperlink" style:family="text">
      <style:text-properties fo:font-weight="bold" style:font-weight-asian="bold" style:font-weight-complex="bold"/>
    </style:style>
    <style:style style:name="T66" style:parent-style-name="Standaardalinea-lettertype" style:family="text">
      <style:text-properties style:font-name="Calibri" style:font-name-complex="Times New Roman" style:letter-kerning="true" fo:font-size="11pt" style:font-size-asian="11pt" style:font-size-complex="11pt"/>
    </style:style>
    <style:style style:name="T67" style:parent-style-name="Hyperlink" style:family="text">
      <style:text-properties fo:font-weight="bold" style:font-weight-asian="bold" style:font-weight-complex="bold"/>
    </style:style>
    <style:style style:name="T68" style:parent-style-name="Hyperlink" style:family="text">
      <style:text-properties fo:font-weight="bold" style:font-weight-asian="bold" style:font-weight-complex="bold"/>
    </style:style>
    <style:style style:name="T69" style:parent-style-name="Standaardalinea-lettertype" style:family="text">
      <style:text-properties style:font-name="Calibri" style:font-name-complex="Times New Roman" style:letter-kerning="true" fo:font-size="11pt" style:font-size-asian="11pt" style:font-size-complex="11pt"/>
    </style:style>
    <style:style style:name="T70" style:parent-style-name="Hyperlink" style:family="text">
      <style:text-properties fo:font-weight="bold" style:font-weight-asian="bold" style:font-weight-complex="bold"/>
    </style:style>
    <style:style style:name="T71" style:parent-style-name="Hyperlink" style:family="text">
      <style:text-properties fo:font-weight="bold" style:font-weight-asian="bold" style:font-weight-complex="bold"/>
    </style:style>
    <style:style style:name="T72" style:parent-style-name="Standaardalinea-lettertype" style:family="text">
      <style:text-properties style:font-name="Calibri" style:font-name-complex="Times New Roman" style:letter-kerning="true" fo:font-size="11pt" style:font-size-asian="11pt" style:font-size-complex="11pt"/>
    </style:style>
    <style:style style:name="T73" style:parent-style-name="Hyperlink" style:family="text">
      <style:text-properties fo:font-weight="bold" style:font-weight-asian="bold" style:font-weight-complex="bold"/>
    </style:style>
    <style:style style:name="T74" style:parent-style-name="Hyperlink" style:family="text">
      <style:text-properties fo:font-weight="bold" style:font-weight-asian="bold" style:font-weight-complex="bold"/>
    </style:style>
    <style:style style:name="T75" style:parent-style-name="Standaardalinea-lettertype" style:family="text">
      <style:text-properties style:font-name="Calibri" style:font-name-complex="Times New Roman" style:letter-kerning="true" fo:font-size="11pt" style:font-size-asian="11pt" style:font-size-complex="11pt"/>
    </style:style>
    <style:style style:name="T76" style:parent-style-name="Hyperlink" style:family="text">
      <style:text-properties fo:font-weight="bold" style:font-weight-asian="bold" style:font-weight-complex="bold"/>
    </style:style>
    <style:style style:name="T77" style:parent-style-name="Hyperlink" style:family="text">
      <style:text-properties fo:font-weight="bold" style:font-weight-asian="bold" style:font-weight-complex="bold"/>
    </style:style>
    <style:style style:name="T78" style:parent-style-name="Standaardalinea-lettertype" style:family="text">
      <style:text-properties style:font-name="Calibri" style:font-name-complex="Times New Roman" style:letter-kerning="true" fo:font-size="11pt" style:font-size-asian="11pt" style:font-size-complex="11pt"/>
    </style:style>
    <style:style style:name="T79" style:parent-style-name="Hyperlink" style:family="text">
      <style:text-properties fo:font-weight="bold" style:font-weight-asian="bold" style:font-weight-complex="bold"/>
    </style:style>
    <style:style style:name="T80" style:parent-style-name="Hyperlink" style:family="text">
      <style:text-properties fo:font-weight="bold" style:font-weight-asian="bold" style:font-weight-complex="bold"/>
    </style:style>
    <style:style style:name="T81" style:parent-style-name="Standaardalinea-lettertype" style:family="text">
      <style:text-properties style:font-name="Calibri" style:font-name-complex="Times New Roman" style:letter-kerning="true" fo:font-size="11pt" style:font-size-asian="11pt" style:font-size-complex="11pt"/>
    </style:style>
    <style:style style:name="T82" style:parent-style-name="Hyperlink" style:family="text">
      <style:text-properties fo:font-weight="bold" style:font-weight-asian="bold" style:font-weight-complex="bold"/>
    </style:style>
    <style:style style:name="P83" style:parent-style-name="LL_Normal" style:family="paragraph">
      <style:paragraph-properties fo:text-align="center"/>
    </style:style>
    <style:style style:name="P84" style:parent-style-name="LL_Normal" style:family="paragraph">
      <style:paragraph-properties fo:text-align="center"/>
    </style:style>
    <style:style style:name="P85" style:parent-style-name="Standaard" style:family="paragraph">
      <style:paragraph-properties fo:break-before="page" fo:text-align="start" fo:margin-bottom="0.1111in" fo:line-height="106%"/>
    </style:style>
    <style:style style:name="P86" style:parent-style-name="LL_Normal" style:family="paragraph">
      <style:text-properties fo:font-weight="bold" style:font-weight-asian="bold"/>
    </style:style>
    <style:style style:name="P87" style:parent-style-name="LL_Parties" style:family="paragraph"/>
    <style:style style:name="T88" style:parent-style-name="Standaardalinea-lettertype" style:family="text">
      <style:text-properties fo:font-weight="bold" style:font-weight-asian="bold" style:font-weight-complex="bold"/>
    </style:style>
    <style:style style:name="P89" style:parent-style-name="LL_Parties" style:family="paragraph">
      <style:paragraph-properties fo:margin-left="0.5909in" fo:text-indent="-0.5909in">
        <style:tab-stops/>
      </style:paragraph-properties>
    </style:style>
    <style:style style:name="T90" style:parent-style-name="Standaardalinea-lettertype" style:family="text">
      <style:text-properties fo:font-weight="bold" style:font-weight-asian="bold" style:font-weight-complex="bold"/>
    </style:style>
    <style:style style:name="P91" style:parent-style-name="LL_Parties" style:family="paragraph">
      <style:paragraph-properties fo:margin-left="0.5909in" fo:text-indent="-0.5909in">
        <style:tab-stops/>
      </style:paragraph-properties>
    </style:style>
    <style:style style:name="T92" style:parent-style-name="Standaardalinea-lettertype" style:family="text">
      <style:text-properties fo:font-weight="bold" style:font-weight-asian="bold" style:font-weight-complex="bold"/>
    </style:style>
    <style:style style:name="T93" style:parent-style-name="Standaardalinea-lettertype" style:family="text">
      <style:text-properties fo:font-weight="bold" style:font-weight-asian="bold"/>
    </style:style>
    <style:style style:name="P94" style:parent-style-name="Standaard" style:family="paragraph">
      <style:paragraph-properties fo:margin-left="0.0993in" fo:text-indent="0.4916in">
        <style:tab-stops/>
      </style:paragraph-properties>
    </style:style>
    <style:style style:name="P95" style:parent-style-name="LL_Parties" style:family="paragraph">
      <style:paragraph-properties fo:margin-left="0.5909in" fo:text-indent="-0.5909in">
        <style:tab-stops/>
      </style:paragraph-properties>
    </style:style>
    <style:style style:name="T96" style:parent-style-name="Standaardalinea-lettertype" style:family="text">
      <style:text-properties fo:font-weight="bold" style:font-weight-asian="bold" style:font-weight-complex="bold"/>
    </style:style>
    <style:style style:name="T97" style:parent-style-name="Standaardalinea-lettertype" style:family="text">
      <style:text-properties fo:font-weight="bold" style:font-weight-asian="bold" style:font-weight-complex="bold"/>
    </style:style>
    <style:style style:name="P98" style:parent-style-name="LL_Parties" style:family="paragraph">
      <style:paragraph-properties fo:margin-left="0.5909in" fo:text-indent="-0.5909in">
        <style:tab-stops/>
      </style:paragraph-properties>
    </style:style>
    <style:style style:name="P99" style:parent-style-name="LL_Parties" style:family="paragraph">
      <style:paragraph-properties fo:margin-left="0.5909in" fo:text-indent="-0.5909in">
        <style:tab-stops/>
      </style:paragraph-properties>
    </style:style>
    <style:style style:name="T100" style:parent-style-name="Standaardalinea-lettertype" style:family="text">
      <style:text-properties fo:font-weight="bold" style:font-weight-asian="bold" style:font-weight-complex="bold"/>
    </style:style>
    <style:style style:name="T101" style:parent-style-name="Standaardalinea-lettertype" style:family="text">
      <style:text-properties fo:font-weight="bold" style:font-weight-asian="bold" style:font-weight-complex="bold"/>
    </style:style>
    <style:style style:name="P102" style:parent-style-name="LL_Parties" style:family="paragraph">
      <style:paragraph-properties fo:margin-left="0.5909in" fo:text-indent="-0.5909in">
        <style:tab-stops/>
      </style:paragraph-properties>
      <style:text-properties fo:font-weight="bold" style:font-weight-asian="bold"/>
    </style:style>
    <style:style style:name="T103" style:parent-style-name="Standaardalinea-lettertype" style:family="text">
      <style:text-properties fo:font-weight="bold" style:font-weight-asian="bold" style:font-weight-complex="bold"/>
    </style:style>
    <style:style style:name="T104" style:parent-style-name="Standaardalinea-lettertype" style:family="text">
      <style:text-properties fo:font-weight="bold" style:font-weight-asian="bold" style:font-weight-complex="bold"/>
    </style:style>
    <style:style style:name="T105" style:parent-style-name="Standaardalinea-lettertype" style:family="text">
      <style:text-properties fo:font-weight="bold" style:font-weight-asian="bold" style:font-weight-complex="bold"/>
    </style:style>
    <style:style style:name="T106" style:parent-style-name="Standaardalinea-lettertype" style:family="text">
      <style:text-properties fo:font-weight="bold" style:font-weight-asian="bold" style:font-weight-complex="bold"/>
    </style:style>
    <style:style style:name="T107" style:parent-style-name="Standaardalinea-lettertype" style:family="text">
      <style:text-properties fo:font-weight="bold" style:font-weight-asian="bold" style:font-weight-complex="bold"/>
    </style:style>
    <style:style style:name="T108" style:parent-style-name="Standaardalinea-lettertype" style:family="text">
      <style:text-properties fo:font-weight="bold" style:font-weight-asian="bold" style:font-weight-complex="bold"/>
    </style:style>
    <style:style style:name="T109" style:parent-style-name="Standaardalinea-lettertype" style:family="text">
      <style:text-properties fo:font-weight="bold" style:font-weight-asian="bold" style:font-weight-complex="bold"/>
    </style:style>
    <style:style style:name="T110" style:parent-style-name="Standaardalinea-lettertype" style:family="text">
      <style:text-properties fo:font-weight="bold" style:font-weight-asian="bold" style:font-weight-complex="bold"/>
    </style:style>
    <style:style style:name="T111" style:parent-style-name="Standaardalinea-lettertype" style:family="text">
      <style:text-properties fo:language="nl" fo:country="NL"/>
    </style:style>
    <style:style style:name="T112" style:parent-style-name="Standaardalinea-lettertype" style:family="text">
      <style:text-properties fo:language="nl" fo:country="NL"/>
    </style:style>
    <style:style style:name="T113" style:parent-style-name="Standaardalinea-lettertype" style:family="text">
      <style:text-properties fo:language="nl" fo:country="NL"/>
    </style:style>
    <style:style style:name="T114" style:parent-style-name="Standaardalinea-lettertype" style:family="text">
      <style:text-properties fo:language="nl" fo:country="NL"/>
    </style:style>
    <style:style style:name="T115" style:parent-style-name="Standaardalinea-lettertype" style:family="text">
      <style:text-properties fo:language="nl" fo:country="NL"/>
    </style:style>
    <style:style style:name="T116" style:parent-style-name="Standaardalinea-lettertype" style:family="text">
      <style:text-properties fo:language="nl" fo:country="NL"/>
    </style:style>
    <style:style style:name="T117" style:parent-style-name="Standaardalinea-lettertype" style:family="text">
      <style:text-properties fo:language="nl" fo:country="NL"/>
    </style:style>
    <style:style style:name="T118" style:parent-style-name="Standaardalinea-lettertype" style:family="text">
      <style:text-properties fo:language="nl" fo:country="NL"/>
    </style:style>
    <style:style style:name="T119" style:parent-style-name="Standaardalinea-lettertype" style:family="text">
      <style:text-properties fo:font-weight="bold" style:font-weight-asian="bold" style:font-weight-complex="bold"/>
    </style:style>
    <style:style style:name="P120" style:parent-style-name="LL_Whereas" style:family="paragraph">
      <style:paragraph-properties fo:margin-left="0.5909in" fo:text-indent="-0.5909in">
        <style:tab-stops/>
      </style:paragraph-properties>
      <style:text-properties fo:font-weight="bold" style:font-weight-asian="bold"/>
    </style:style>
    <style:style style:name="P121" style:parent-style-name="LL_NumIndenta" style:family="paragraph"/>
    <style:style style:name="T122" style:parent-style-name="Standaardalinea-lettertype" style:family="text">
      <style:text-properties style:text-underline-type="single" style:text-underline-style="solid" style:text-underline-width="auto" style:text-underline-mode="continuous"/>
    </style:style>
    <style:style style:name="T123" style:parent-style-name="Standaardalinea-lettertype" style:family="text">
      <style:text-properties fo:language="nl" fo:country="NL"/>
    </style:style>
    <style:style style:name="T124" style:parent-style-name="Standaardalinea-lettertype" style:family="text">
      <style:text-properties fo:language="nl" fo:country="NL"/>
    </style:style>
    <style:style style:name="P125" style:parent-style-name="LL_NumIndenta" style:family="paragraph"/>
    <style:style style:name="T126" style:parent-style-name="Standaardalinea-lettertype" style:family="text">
      <style:text-properties style:text-underline-type="single" style:text-underline-style="solid" style:text-underline-width="auto" style:text-underline-mode="continuous"/>
    </style:style>
    <style:style style:name="P127" style:parent-style-name="LL_NumIndenta" style:family="paragraph"/>
    <style:style style:name="T128" style:parent-style-name="Standaardalinea-lettertype" style:family="text">
      <style:text-properties style:text-underline-type="single" style:text-underline-style="solid" style:text-underline-width="auto" style:text-underline-mode="continuous"/>
    </style:style>
    <style:style style:name="T129" style:parent-style-name="Standaardalinea-lettertype" style:family="text">
      <style:text-properties fo:font-style="italic" style:font-style-asian="italic" style:font-style-complex="italic"/>
    </style:style>
    <style:style style:name="P130" style:parent-style-name="LL_NumIndenta" style:family="paragraph"/>
    <style:style style:name="T131" style:parent-style-name="Standaardalinea-lettertype" style:family="text">
      <style:text-properties style:text-underline-type="single" style:text-underline-style="solid" style:text-underline-width="auto" style:text-underline-mode="continuous"/>
    </style:style>
    <style:style style:name="P132" style:parent-style-name="LL_NumIndenta" style:family="paragraph"/>
    <style:style style:name="T133" style:parent-style-name="Standaardalinea-lettertype" style:family="text">
      <style:text-properties style:text-underline-type="single" style:text-underline-style="solid" style:text-underline-width="auto" style:text-underline-mode="continuous"/>
    </style:style>
    <style:style style:name="P134" style:parent-style-name="LL_NumIndenta" style:family="paragraph"/>
    <style:style style:name="T135" style:parent-style-name="Standaardalinea-lettertype" style:family="text">
      <style:text-properties style:text-underline-type="single" style:text-underline-style="solid" style:text-underline-width="auto" style:text-underline-mode="continuous"/>
    </style:style>
    <style:style style:name="T136" style:parent-style-name="Standaardalinea-lettertype" style:family="text">
      <style:text-properties fo:language="nl" fo:country="NL"/>
    </style:style>
    <style:style style:name="T137" style:parent-style-name="Standaardalinea-lettertype" style:family="text">
      <style:text-properties fo:language="nl" fo:country="NL"/>
    </style:style>
    <style:style style:name="T138" style:parent-style-name="Standaardalinea-lettertype" style:family="text">
      <style:text-properties fo:language="nl" fo:country="NL"/>
    </style:style>
    <style:style style:name="T139" style:parent-style-name="Standaardalinea-lettertype" style:family="text">
      <style:text-properties fo:language="nl" fo:country="NL"/>
    </style:style>
    <style:style style:name="P140" style:parent-style-name="LL_NumIndenta" style:family="paragraph"/>
    <style:style style:name="T141" style:parent-style-name="Standaardalinea-lettertype" style:family="text">
      <style:text-properties style:text-underline-type="single" style:text-underline-style="solid" style:text-underline-width="auto" style:text-underline-mode="continuous"/>
    </style:style>
    <style:style style:name="P142" style:parent-style-name="LL_NumIndenta" style:family="paragraph"/>
    <style:style style:name="P143" style:parent-style-name="LL_NumIndenta" style:family="paragraph"/>
    <style:style style:name="P144" style:parent-style-name="LL_NumIndenta" style:family="paragraph">
      <style:paragraph-properties>
        <style:tab-stops>
          <style:tab-stop style:type="left" style:position="-0.9847in"/>
          <style:tab-stop style:type="left" style:position="2.0666in"/>
        </style:tab-stops>
      </style:paragraph-properties>
    </style:style>
    <style:style style:name="P145" style:parent-style-name="LL_NumIndenta" style:family="paragraph"/>
    <style:style style:name="P146" style:parent-style-name="LL_NumIndenta" style:family="paragraph"/>
    <style:style style:name="P147" style:parent-style-name="LL_NumIndenta" style:family="paragraph"/>
    <style:style style:name="P148" style:parent-style-name="LL_NumIndenta" style:family="paragraph"/>
    <style:style style:name="P149" style:parent-style-name="LL_NumIndenta" style:family="paragraph"/>
    <style:style style:name="P150" style:parent-style-name="LL_NumIndenta" style:family="paragraph"/>
    <style:style style:name="T151" style:parent-style-name="Standaardalinea-lettertype" style:family="text">
      <style:text-properties fo:language="nl" fo:country="NL"/>
    </style:style>
    <style:style style:name="T152" style:parent-style-name="Standaardalinea-lettertype" style:family="text">
      <style:text-properties fo:language="nl" fo:country="NL"/>
    </style:style>
    <style:style style:name="T153" style:parent-style-name="Standaardalinea-lettertype" style:family="text">
      <style:text-properties fo:language="nl" fo:country="NL"/>
    </style:style>
    <style:style style:name="T154" style:parent-style-name="Standaardalinea-lettertype" style:family="text">
      <style:text-properties fo:font-weight="bold" style:font-weight-asian="bold" style:font-weight-complex="bold"/>
    </style:style>
    <style:style style:name="T155" style:parent-style-name="Standaardalinea-lettertype" style:family="text">
      <style:text-properties fo:language="nl" fo:country="NL"/>
    </style:style>
    <style:style style:name="T156" style:parent-style-name="Standaardalinea-lettertype" style:family="text">
      <style:text-properties fo:language="nl" fo:country="NL"/>
    </style:style>
    <style:style style:name="T157" style:parent-style-name="Standaardalinea-lettertype" style:family="text">
      <style:text-properties fo:language="nl" fo:country="NL"/>
    </style:style>
    <style:style style:name="P158" style:parent-style-name="LL_Numbering" style:family="paragraph"/>
    <style:style style:name="P159" style:parent-style-name="LL_Numbering" style:family="paragraph"/>
    <style:style style:name="P160" style:parent-style-name="LL_Numbering" style:family="paragraph"/>
    <style:style style:name="P161" style:parent-style-name="LL_Numbering" style:family="paragraph"/>
    <style:style style:name="P162" style:parent-style-name="LL_Numbering" style:family="paragraph"/>
    <style:style style:name="P163" style:parent-style-name="LL_Numbering" style:family="paragraph"/>
    <style:style style:name="P164" style:parent-style-name="LL_Numbering" style:family="paragraph"/>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line-break/><text:span text:style-name="T7">OVEREENKOMST TRANSFORMATIEPLAN</text:span></text:p>
          </table:table-cell>
        </table:table-row>
        <table:table-row table:style-name="TableRow8">
          <table:table-cell table:style-name="TableCell9">
            <text:p text:style-name="P10"/>
            <text:p text:style-name="P11">tussen</text:p>
            <text:p text:style-name="P12"/>
          </table:table-cell>
        </table:table-row>
        <table:table-row table:style-name="TableRow13">
          <table:table-cell table:style-name="TableCell14">
            <text:p text:style-name="P15">DE DEELNEMENDE PARTIJ</text:p>
            <text:p text:style-name="P16"/>
            <text:p text:style-name="P17">en</text:p>
            <text:p text:style-name="P18"/>
            <text:p text:style-name="P19">DE FINANCIER</text:p>
            <text:p text:style-name="P20"/>
            <text:p text:style-name="P21">en</text:p>
            <text:p text:style-name="P22"/>
            <text:p text:style-name="P23">DE ZORGVERZEKERAARS</text:p>
          </table:table-cell>
        </table:table-row>
        <table:table-row table:style-name="TableRow24">
          <table:table-cell table:style-name="TableCell25">
            <text:p text:style-name="P26"/>
          </table:table-cell>
        </table:table-row>
        <table:table-row table:style-name="TableRow27">
          <table:table-cell table:style-name="TableCell28">
            <text:p text:style-name="P29"/>
          </table:table-cell>
        </table:table-row>
      </table:table>
      <text:p text:style-name="LL_Normal"/>
      <text:p text:style-name="LL_Normal"/>
      <text:p text:style-name="P30"/>
      <text:soft-page-break/>
      <text:p text:style-name="P31"><text:span text:style-name="T32">INHOUDSOPGAVE</text:span></text:p>
      <text:table-of-content text:name="_TOC0">
        <text:table-of-content-source text:outline-level="9"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entry-template text:outline-level="4" text:style-name="Inhopg4">
            <text:index-entry-link-start/>
            <text:index-entry-text/>
            <text:index-entry-tab-stop style:leader-char="." style:type="right"/>
            <text:index-entry-page-number/>
            <text:index-entry-link-end/>
          </text:table-of-content-entry-template>
          <text:table-of-content-entry-template text:outline-level="5" text:style-name="Inhopg5">
            <text:index-entry-link-start/>
            <text:index-entry-text/>
            <text:index-entry-tab-stop style:leader-char="." style:type="right"/>
            <text:index-entry-page-number/>
            <text:index-entry-link-end/>
          </text:table-of-content-entry-template>
          <text:table-of-content-entry-template text:outline-level="6" text:style-name="Inhopg6">
            <text:index-entry-link-start/>
            <text:index-entry-text/>
            <text:index-entry-tab-stop style:leader-char="." style:type="right"/>
            <text:index-entry-page-number/>
            <text:index-entry-link-end/>
          </text:table-of-content-entry-template>
          <text:table-of-content-entry-template text:outline-level="7" text:style-name="Inhopg7">
            <text:index-entry-link-start/>
            <text:index-entry-text/>
            <text:index-entry-tab-stop style:leader-char="." style:type="right"/>
            <text:index-entry-page-number/>
            <text:index-entry-link-end/>
          </text:table-of-content-entry-template>
          <text:table-of-content-entry-template text:outline-level="8" text:style-name="Inhopg8">
            <text:index-entry-link-start/>
            <text:index-entry-text/>
            <text:index-entry-tab-stop style:leader-char="." style:type="right"/>
            <text:index-entry-page-number/>
            <text:index-entry-link-end/>
          </text:table-of-content-entry-template>
          <text:table-of-content-entry-template text:outline-level="9" text:style-name="Inhopg9">
            <text:index-entry-link-start/>
            <text:index-entry-text/>
            <text:index-entry-tab-stop style:leader-char="." style:type="right"/>
            <text:index-entry-page-number/>
            <text:index-entry-link-end/>
          </text:table-of-content-entry-template>
        </text:table-of-content-source>
        <text:index-body>
          <text:p text:style-name="Inhopg1"><text:a xlink:href="#_Toc161669834" office:target-frame-name="_top" xlink:show="replace"><text:span text:style-name="Hyperlink">1</text:span><text:span text:style-name="T33"><text:tab/></text:span><text:span text:style-name="Hyperlink">DEFINITIES</text:span><text:tab/>4</text:a></text:p>
          <text:p text:style-name="Inhopg2"><text:a xlink:href="#_Toc161669835" office:target-frame-name="_top" xlink:show="replace"><text:span text:style-name="Hyperlink">1.1</text:span><text:span text:style-name="T34"><text:tab/></text:span><text:span text:style-name="T35">Definitielijst</text:span><text:tab/>4</text:a></text:p>
          <text:p text:style-name="Inhopg2"><text:a xlink:href="#_Toc161669836" office:target-frame-name="_top" xlink:show="replace"><text:span text:style-name="T36">1.2</text:span><text:span text:style-name="T37"><text:tab/></text:span><text:span text:style-name="T38">Rol gemeente</text:span><text:tab/>5</text:a></text:p>
          <text:p text:style-name="Inhopg1"><text:a xlink:href="#_Toc161669837" office:target-frame-name="_top" xlink:show="replace"><text:span text:style-name="Hyperlink">2</text:span><text:span text:style-name="T39"><text:tab/></text:span><text:span text:style-name="Hyperlink">VOORWAARDEN</text:span><text:tab/>5</text:a></text:p>
          <text:p text:style-name="Inhopg2"><text:a xlink:href="#_Toc161669838" office:target-frame-name="_top" xlink:show="replace"><text:span text:style-name="T40">2.1</text:span><text:span text:style-name="T41"><text:tab/></text:span><text:span text:style-name="T42">Voorwaarden Overeenkomst Transformatieplan</text:span><text:tab/>5</text:a></text:p>
          <text:p text:style-name="Inhopg2"><text:a xlink:href="#_Toc161669839" office:target-frame-name="_top" xlink:show="replace"><text:span text:style-name="Hyperlink">2.2</text:span><text:span text:style-name="T43"><text:tab/></text:span><text:span text:style-name="T44">Aanvullende administratie- en transparantievoorwaarden</text:span><text:tab/>6</text:a></text:p>
          <text:p text:style-name="Inhopg2"><text:a xlink:href="#_Toc161669840" office:target-frame-name="_top" xlink:show="replace"><text:span text:style-name="T45">2.3</text:span><text:span text:style-name="T46"><text:tab/></text:span><text:span text:style-name="T47">Wijziging Transformatieplan</text:span><text:tab/>6</text:a></text:p>
          <text:p text:style-name="Inhopg2"><text:a xlink:href="#_Toc161669841" office:target-frame-name="_top" xlink:show="replace"><text:span text:style-name="T48">2.4</text:span><text:span text:style-name="T49"><text:tab/></text:span><text:span text:style-name="T50">Vervanging Deelnemende Partij</text:span><text:tab/>7</text:a></text:p>
          <text:p text:style-name="Inhopg1"><text:a xlink:href="#_Toc161669842" office:target-frame-name="_top" xlink:show="replace"><text:span text:style-name="Hyperlink">3</text:span><text:span text:style-name="T51"><text:tab/></text:span><text:span text:style-name="Hyperlink">BETALINGSPROCEDURE</text:span><text:tab/>7</text:a></text:p>
          <text:p text:style-name="Inhopg2"><text:a xlink:href="#_Toc161669843" office:target-frame-name="_top" xlink:show="replace"><text:span text:style-name="T52">3.1</text:span><text:span text:style-name="T53"><text:tab/></text:span><text:span text:style-name="T54">Algemeen</text:span><text:tab/>7</text:a></text:p>
          <text:p text:style-name="Inhopg2"><text:a xlink:href="#_Toc161669844" office:target-frame-name="_top" xlink:show="replace"><text:span text:style-name="T55">3.2</text:span><text:span text:style-name="T56"><text:tab/></text:span><text:span text:style-name="T57">Mijlpalen</text:span><text:tab/>7</text:a></text:p>
          <text:p text:style-name="Inhopg2"><text:a xlink:href="#_Toc161669845" office:target-frame-name="_top" xlink:show="replace"><text:span text:style-name="T58">3.3</text:span><text:span text:style-name="T59"><text:tab/></text:span><text:span text:style-name="T60">Betaling</text:span><text:tab/>8</text:a></text:p>
          <text:p text:style-name="Inhopg1"><text:a xlink:href="#_Toc161669846" office:target-frame-name="_top" xlink:show="replace"><text:span text:style-name="Hyperlink">4</text:span><text:span text:style-name="T61"><text:tab/></text:span><text:span text:style-name="Hyperlink">OVERIGE BEPALINGEN</text:span><text:tab/>8</text:a></text:p>
          <text:p text:style-name="Inhopg2"><text:a xlink:href="#_Toc161669847" office:target-frame-name="_top" xlink:show="replace"><text:span text:style-name="T62">4.1</text:span><text:span text:style-name="T63"><text:tab/></text:span><text:span text:style-name="T64">Duur</text:span><text:tab/>8</text:a></text:p>
          <text:p text:style-name="Inhopg2"><text:a xlink:href="#_Toc161669848" office:target-frame-name="_top" xlink:show="replace"><text:span text:style-name="T65">4.2</text:span><text:span text:style-name="T66"><text:tab/></text:span><text:span text:style-name="T67">Niet-nakoming en ontbinding</text:span><text:tab/>8</text:a></text:p>
          <text:p text:style-name="Inhopg2"><text:a xlink:href="#_Toc161669849" office:target-frame-name="_top" xlink:show="replace"><text:span text:style-name="T68">4.3</text:span><text:span text:style-name="T69"><text:tab/></text:span><text:span text:style-name="T70">Overdraagbaarheid</text:span><text:tab/>9</text:a></text:p>
          <text:p text:style-name="Inhopg2"><text:a xlink:href="#_Toc161669850" office:target-frame-name="_top" xlink:show="replace"><text:span text:style-name="T71">4.4</text:span><text:span text:style-name="T72"><text:tab/></text:span><text:span text:style-name="T73">Strijdigheid</text:span><text:tab/>9</text:a></text:p>
          <text:p text:style-name="Inhopg2"><text:a xlink:href="#_Toc161669851" office:target-frame-name="_top" xlink:show="replace"><text:span text:style-name="T74">4.5</text:span><text:span text:style-name="T75"><text:tab/></text:span><text:span text:style-name="T76">Toepasselijk recht</text:span><text:tab/>9</text:a></text:p>
          <text:p text:style-name="Inhopg2"><text:a xlink:href="#_Toc161669852" office:target-frame-name="_top" xlink:show="replace"><text:span text:style-name="T77">4.6</text:span><text:span text:style-name="T78"><text:tab/></text:span><text:span text:style-name="T79">Geschilbeslechting</text:span><text:tab/>9</text:a></text:p>
          <text:p text:style-name="Inhopg2"><text:a xlink:href="#_Toc161669853" office:target-frame-name="_top" xlink:show="replace"><text:span text:style-name="T80">4.7</text:span><text:span text:style-name="T81"><text:tab/></text:span><text:span text:style-name="T82">Ondertekening</text:span><text:tab/>10</text:a></text:p>
        </text:index-body>
      </text:table-of-content>
      <text:p text:style-name="P83"/>
      <text:p text:style-name="P84"/>
      <text:p text:style-name="P85"/>
      <text:p text:style-name="P86"><text:bookmark-start text:name="_Hlk54175031"/>DE ONDERGETEKENDEN:</text:p>
      <text:list text:style-name="LFO1">
        <text:list-item text:start-value="1">
          <text:p text:style-name="P87"><text:bookmark-start text:name="_Hlk138065904"/>De deelnemende partij(en) (hierna in enkelvoud: de<text:s/><text:span text:style-name="T88">Deelnemende Partij</text:span>)</text:p>
        </text:list-item>
      </text:list>
      <text:p text:style-name="P89"/>
      <text:list text:style-name="LFO1" text:continue-numbering="true">
        <text:list-item>
          <text:p text:style-name="LL_Parties">De financier (hierna in enkelvoud: de<text:s/><text:span text:style-name="T90">Financier</text:span>)</text:p>
        </text:list-item>
      </text:list>
      <text:p text:style-name="P91"/>
      <text:list text:style-name="LFO1" text:continue-numbering="true">
        <text:list-item>
          <text:p text:style-name="LL_Parties"><text:bookmark-start text:name="_Hlk138704354"/>De coördinerende<text:s/>zorgverzekeraar (de<text:s/><text:span text:style-name="T92">Coördinerende</text:span><text:s/><text:span text:style-name="T93">Zorgverzekeraar</text:span>)</text:p>
        </text:list-item>
      </text:list>
      <text:p text:style-name="P94"/>
      <text:p text:style-name="P95">tekenbevoegd op basis van een geldige machtiging namens de overige deelnemende zorgverzekeraars die tevens lid zijn van Zorgverzekeraars Nederland (iedere zorgverzekeraar individueel: de<text:s/><text:span text:style-name="T96">Zorgverzekeraar</text:span><text:s/>en samen met de Coördinerende Zorgverzekeraar: de<text:s/><text:span text:style-name="T97">Zorgverzekeraars</text:span>)</text:p>
      <text:p text:style-name="P98"/>
      <text:p text:style-name="P99">De Deelnemende Partij, de Financier en de Coördinerende Zorgverzekeraar worden hierna gezamenlijk<text:s/><text:span text:style-name="T100">Partijen</text:span><text:s/>en ieder afzonderlijk<text:s/><text:span text:style-name="T101">Partij<text:s/></text:span>genoemd.</text:p>
      <text:p text:style-name="P102"><text:bookmark-end text:name="_Hlk138065904"/><text:bookmark-end text:name="_Hlk138704354"/>OVERWEGEN ALS VOLGT:</text:p>
      <text:list text:style-name="LFO2" text:continue-numbering="true">
        <text:list-item>
          <text:p text:style-name="LL_Whereas">In het<text:s/>Integraal Zorg Akkoord van september 2022 (versie 1.0, het<text:s/><text:span text:style-name="T103">IZA</text:span>) hebben onder andere Zorgverzekeraars Nederland (<text:span text:style-name="T104">ZN</text:span>), het ministerie van Volksgezondheid, Welzijn en Sport (<text:span text:style-name="T105">Ministerie van VWS</text:span>), de Nederlandse Zorgautoriteit (<text:span text:style-name="T106">NZa</text:span>), de Vereniging van Nederlandse Gemeenten (<text:span text:style-name="T107">VNG</text:span>) en een groot aantal overkoepelende organisaties van ziekenhuizen, de geestelijke gezondheidszorg en ouderenzorg (samen met ZN, Ministerie van VWS, NZa en VNG hierna:<text:s/><text:span text:style-name="T108">IZA-Partijen</text:span>) afspraken gemaakt ten behoeve van het toegankelijk en betaalbaar houden van de zorg in de toekomst.</text:p>
        </text:list-item>
        <text:list-item>
          <text:p text:style-name="LL_Whereas">De IZA-Partijen zijn overeengekomen dat een brede transformatie in de zorg nodig is. De IZA-Partijen zijn hierover al langere tijd met elkaar in gesprek. Voor de context, achtergrond en invulling van de beoogde transformatie wordt in ieder geval verwezen naar de volgende door IZA-Partijen vastgestelde documenten: (i) het IZA en (ii) het Beoordelingskader Impactvolle zorgtransformaties en inzet transformatiemiddelen (het<text:s/><text:span text:style-name="T109">Beoordelingskader, Bijlage 1</text:span>).</text:p>
        </text:list-item>
        <text:list-item>
          <text:p text:style-name="LL_Whereas">Partijen zijn<text:s/>in het Transformatieplan (zoals hierna gedefinieerd) (<text:span text:style-name="T110">Bijlage 2</text:span>) afspraken en doelstellingen overeengekomen over hoe de aangevraagde Transformatiemiddelen (zoals hierna gedefinieerd) worden ingezet. De Deelnemende Partijen (zoals hierna gedefinieerd) zijn<text:s/>limitatief opgenomen in het Transformatieplan.<text:span text:style-name="Voetnootmarkering"><text:note text:note-class="footnote" text:id="_ftn0"><text:note-citation>1</text:note-citation><text:note-body><text:p text:style-name="Voetnoottekst"><text:span text:style-name="T111"><text:s/></text:span><text:span text:style-name="T112"><text:tab/>Verschillende partijen kunnen betrokken zijn bij een Transformatieplan: Zvw-aanbieders, Wlz-aanbieders, Wmo-aanbieders, een gemeente, een collectief van gemeenten, mandaatgemeenten et cetera. Indien sprak</text:span><text:span text:style-name="T113">e is van meerdere Deelnemende Partijen die actief zijn in hetzelfde domein is in principe sprake van één overeenkomst over de regels voor de uitvoering van het Transformatieplan, de rechten en verplichtingen over en weer, en de financiering ervan. Indien d</text:span><text:span text:style-name="T114">eze Deelnemende Partijen actief zijn in verschillende zorgdomeinen worden in principe meerdere separate overeenkomsten gesloten. Deze overeenkomsten zijn via het Transformatieplan onlosmakelijk met elkaar verbonden en onderdeel van de contractuele verhoudi</text:span><text:span text:style-name="T115">ng tussen de Deelnemende Partijen. De Deelnemende Partijen erkennen in dat kader het belang van coördinatie en communicatie en spannen zich maximaal in om te borgen dat iedere Deelnemende Partij de afspraken – ook indien de financiering in separate overeen</text:span><text:span text:style-name="T116">komsten is geregeld – in de overeenkomsten na kan komen.</text:span></text:p></text:note-body></text:note></text:span><text:s/></text:p>
        </text:list-item>
        <text:list-item>
          <text:p text:style-name="LL_Whereas">Deze Overeenkomst Transformatieplan is alleen van toepassing indien de kosten van (onderdelen van) het Transformatieplan niet via de Zorgverzekeraars kunnen worden<text:s/><text:soft-page-break/>gefinancierd, omdat het geen Zvw<text:span text:style-name="Voetnootmarkering"><text:note text:note-class="footnote" text:id="_ftn1"><text:note-citation>2</text:note-citation><text:note-body><text:p text:style-name="Voetnoottekst"><text:span text:style-name="T117"><text:s/></text:span><text:span text:style-name="T118"><text:tab/>Bekostiging door zorgverzekeraars vanuit de reguliere contractafspraken of door middel van inzet van transformatiemiddelen.</text:span></text:p></text:note-body></text:note></text:span>-kosten betreffen. Deze Overeenkomst Transformatieplan ziet alleen op de uitbetaling van de Transformatiemiddelen aan een Deelnemende Partij door de Financier (al dan niet via een gemeenschappelijke mandaatregeling of andersoortige gemeentelijke samenwerking) via de door de Minister van VWS verstrekte specifieke uitkering ‘Regeling specifieke uitkering transformatiemiddelen IZA 2023<text:s/>-2027’ (<text:span text:style-name="T119">SPUK</text:span>).<text:s/></text:p>
        </text:list-item>
        <text:list-item>
          <text:p text:style-name="LL_Whereas">Partijen onderschrijven dat deze Overeenkomst Transformatieplan – gelet op het onzekere karakter van (het verloop en de uitkomst van) het ‘transformatieproject’ – voortvloeit uit de afspraken zoals opgenomen in de huidige versie van het IZA en het Beoordelingskader en niet uitputtend in alle regels en/of toekomstige wijzigingen van het IZA en het Beoordelingskader kan voorzien. Indien dit tot een onredelijke situatie leidt, dan zullen Partijen zo spoedig mogelijk in overleg treden en daarbij redelijkheid en billijkheid betrachten met inachtneming van de belangen van de andere Partij.<text:s/></text:p>
        </text:list-item>
        <text:list-item>
          <text:p text:style-name="LL_Whereas">De Zorgverzekeraars hebben de Coördinerende Zorgverzekeraar gemachtigd onderhavige Overeenkomst Transformatieplan namens hen te ondertekenen.</text:p>
        </text:list-item>
      </text:list>
      <text:p text:style-name="P120"><text:bookmark-end text:name="_Hlk54175031"/>KOMEN OVEREEN ALS<text:s/>VOLGT:</text:p>
      <text:h text:style-name="LLHeading1" text:outline-level="1"><text:bookmark-start text:name="_Toc161669834"/><text:bookmark-start text:name="_Ref135833881"/><text:bookmark-start text:name="_Toc61618753"/><text:bookmark-start text:name="_Toc75953841"/><text:bookmark-start text:name="_Toc94615571"/><text:bookmark-start text:name="_Toc101887308"/><text:bookmark-start text:name="_Toc101889553"/>DEFINITIES<text:bookmark-end text:name="_Toc161669834"/></text:h>
      <text:h text:style-name="LLHeading2" text:outline-level="2"><text:bookmark-start text:name="_Toc161669835"/>Definitielijst<text:bookmark-end text:name="_Toc161669835"/></text:h>
      <text:h text:style-name="LLHeading3" text:outline-level="3">In deze Overeenkomst Transformatieplan worden de volgende definities gehanteerd:</text:h>
      <text:list text:style-name="LFO7" text:continue-numbering="true">
        <text:list-item>
          <text:p text:style-name="P121"><text:span text:style-name="T122">Deelnemende Partij</text:span>: indien een partij betrokken is bij de uitvoering van het Transformatieplan kwalificeert de partij als<text:s/>Deelnemende Partij<text:span text:style-name="Voetnootmarkering"><text:note text:note-class="footnote" text:id="_ftn2"><text:note-citation>3</text:note-citation><text:note-body><text:p text:style-name="Voetnoottekst"><text:span text:style-name="T123"><text:s/></text:span><text:span text:style-name="T124"><text:tab/>Niet is vereist dat een Zvw-aanbieder betrokken is bij het Transformatieplan.</text:span></text:p></text:note-body></text:note></text:span>;</text:p>
        </text:list-item>
        <text:list-item>
          <text:p text:style-name="P125"><text:span text:style-name="T126">Financier</text:span>: indien een partij (al dan niet via een gemeenschappelijke mandaatregeling of een andersoortige gemeentelijke samenwerking) verantwoordelijk is<text:s/>voor de verstrekking van Transformatiemiddelen aan de Deelnemende Partij onder deze Overeenkomst Transformatieplan, dan kwalificeert deze partij als Financier;</text:p>
        </text:list-item>
        <text:list-item>
          <text:p text:style-name="P127"><text:span text:style-name="T128">Mijlpalen</text:span>: het recht op Transformatiemiddelen is gekoppeld aan tussentijdse mijlpalen of één mijlpaal (of<text:s/><text:span text:style-name="T129">key performance indicators</text:span>, kpi’s), die zijn neergelegd in het Transformatieplan. Een Mijlpaal kan een inspannings- of een resultaatsverplichting zijn, waaraan de Deelnemende Partijen zich conformeren;</text:p>
        </text:list-item>
        <text:list-item>
          <text:p text:style-name="P130"><text:span text:style-name="T131">Overeenkomst Transformatieplan</text:span>: in onderhavige overeenkomst zijn de rechten en verplichtingen voortvloeiend uit het Transformatieplan vastgelegd;</text:p>
        </text:list-item>
        <text:list-item>
          <text:p text:style-name="P132"><text:span text:style-name="T133">Transformatieplan</text:span>: de inzet van Transformatiemiddelen is gekoppeld aan een transformatieplan voor een impactvolle transformatie. Het Transformatieplan maakt als Bijlage 2 bij deze Overeenkomst Transformatieplan onlosmakelijk onderdeel uit van de contractuele verhouding tussen Partijen;</text:p>
        </text:list-item>
        <text:list-item>
          <text:p text:style-name="P134"><text:span text:style-name="T135">Transformatiemiddelen</text:span>: het budget dat ten behoeve van het verstrekken van een SPUK aan de Financier vanuit het Zorgverzekeringsfonds ter beschikking wordt gesteld op de begroting van de uitgaven en ontvangsten van het Ministerie van VWS. Er zijn vanuit<text:s/><text:soft-page-break/>het coalitieakkoord tijdelijke transformatiemiddelen van in totaal € 2,8 miljard<text:span text:style-name="Voetnootmarkering"><text:note text:note-class="footnote" text:id="_ftn3"><text:note-citation>4</text:note-citation><text:note-body><text:p text:style-name="Voetnoottekst"><text:span text:style-name="T136"><text:s/></text:span><text:span text:style-name="T137"><text:tab/>Hiervan is bij<text:s/></text:span><text:span text:style-name="T138">ontwerpbegroting 2023 en eerste suppletoire begroting 2023 € 0,4 miljard toegevoegd aan de begroting van VWS ten behoeve van een aantal IZA-afspraken waarvan bekostiging via de begroting in plaats van via zorgverzekeraars logisch is, zie Kamerstukken 2022-</text:span><text:span text:style-name="T139">2023, 31 765, nr. 792.</text:span></text:p></text:note-body></text:note></text:span><text:s/>voor de periode 2023-2027 beschikbaar gesteld om de transformatie in de zorg te ondersteunen, en</text:p>
        </text:list-item>
        <text:list-item>
          <text:p text:style-name="P140"><text:span text:style-name="T141">Zorg</text:span>: handelingen van de Deelnemende Partij op het gebied van zorg en welzijn, waaronder ondersteuning, die niet vallen onder zorg of overige diensten als bedoeld in artikel 11, eerste lid, onderdeel a, van de Zorgverzekeringswet.<text:s/></text:p>
        </text:list-item>
      </text:list>
      <text:h text:style-name="LLHeading2" text:outline-level="2"><text:bookmark-start text:name="_Toc161669836"/>Rol gemeente<text:bookmark-end text:name="_Toc161669836"/></text:h>
      <text:h text:style-name="LLHeading3" text:outline-level="3">Een gemeente kan afhankelijk van haar rol in het Transformatieplan bij deze Overeenkomst Transformatieplan betrokken zijn als Deelnemende Partij of<text:s/>als Financier.</text:h>
      <text:h text:style-name="LLHeading1" text:outline-level="1"><text:bookmark-start text:name="_Toc161669837"/>VOORWAARDEN<text:bookmark-end text:name="_Ref135833881"/><text:bookmark-end text:name="_Toc161669837"/></text:h>
      <text:h text:style-name="LLHeading2" text:outline-level="2"><text:bookmark-start text:name="_Ref135818774"/><text:bookmark-start text:name="_Toc161669838"/>Voorwaarden Overeenkomst Transformatieplan<text:bookmark-end text:name="_Ref135818774"/><text:bookmark-end text:name="_Toc161669838"/></text:h>
      <text:h text:style-name="LLHeading3" text:outline-level="3"><text:bookmark-start text:name="_Ref138675609"/>Partijen dienen gedurende de looptijd van deze Overeenkomst Transformatieplan aan de volgende voorwaarden te (blijven) voldoen:<text:bookmark-end text:name="_Ref138675609"/></text:h>
      <text:list text:style-name="LFO7">
        <text:list-item text:start-value="1">
          <text:p text:style-name="P142">De Deelnemende Partij en Financier houden zich aan de inhoud van het goedgekeurde Transformatieplan, waaronder de daarin opgenomen Mijlpalen, de in het Transformatieplan overeengekomen termijnen waarbinnen de Mijlpalen moeten zijn behaald en de overige afspraken. In geval van strijdigheid van bepalingen in deze<text:s/>Overeenkomst Transformatieplan met de inhoud van het Transformatieplan, prevaleert het bepaalde in deze Overeenkomst Transformatieplan.<text:s/></text:p>
        </text:list-item>
        <text:list-item>
          <text:p text:style-name="P143">De inzet van Transformatiemiddelen is incidenteel, voor een bepaalde periode van maximaal vijf jaar, en dus niet structureel.<text:s/></text:p>
        </text:list-item>
        <text:list-item>
          <text:p text:style-name="P144">Transformatiemiddelen zijn additioneel ten opzichte van andere geldstromen beschikbaar vanuit de Financier. Transformatiemiddelen kunnen en mogen niet aangewend worden als vergoeding voor Zorg waarvoor via een andere wijze van financiering (bijv. bestaande Wmo-middelen) al een vergoeding ontvangen wordt of kan worden ontvangen (geen dubbele vergoedingen). De kosten die vergoed worden met Transformatiemiddelen mogen niet (ook) op een andere manier bekostigd worden (bijvoorbeeld vergoeding uit hoofde<text:s/>van een subsidie of een van rijkswege beschikbare vergoeding), noch mag sprake zijn van overcompensatie. Zodra sprake blijkt van dubbele bekostiging en/of overcompensatie ten aanzien van activiteit(en) in het kader van het Transformatieplan, zijn de Zorgverzekeraars en/of de Financier gerechtigd deze Overeenkomst Transformatieplan overeenkomstig artikel<text:s/><text:bookmark-ref text:ref-name="_Ref136611945" text:reference-format="text">4.2</text:bookmark-ref><text:s/>te ontbinden en is de (dubbele) vergoeding op grond van deze Overeenkomst Transformatieplan onverschuldigd betaald en kan deze vergoeding worden teruggevorderd.<text:s/></text:p>
        </text:list-item>
        <text:list-item>
          <text:p text:style-name="P145"><text:bookmark-start text:name="_Ref149224400"/>De Financier dient tijdig en juist een SPUK-aanvraag in bij de Minister van VWS en de Deelnemende Partij verleent hieraan voor zover nodig haar medewerking.<text:bookmark-end text:name="_Ref149224400"/></text:p>
        </text:list-item>
        <text:list-item>
          <text:p text:style-name="P146"><text:bookmark-start text:name="_Ref149223993"/><text:soft-page-break/>De Financier staat ervoor in dat is voldaan aan de voorwaarden zoals gesteld in de SPUK(-beschikking), waaronder de verantwoordingseisen van de Minister van VWS op grond van artikel 17a van de Financiële-verhoudingswet.<text:bookmark-end text:name="_Ref149223993"/></text:p>
        </text:list-item>
      </text:list>
      <text:h text:style-name="LLHeading2" text:outline-level="2"><text:bookmark-start text:name="_Ref138677390"/><text:bookmark-start text:name="_Toc161669839"/>Aanvullende administratie- en transparantievoorwaarden<text:bookmark-end text:name="_Ref138677390"/><text:bookmark-end text:name="_Toc161669839"/></text:h>
      <text:h text:style-name="LLHeading3" text:outline-level="3"><text:bookmark-start text:name="_Ref148363423"/>In aanvulling op de voorwaarden zoals genoemd in<text:s/>artikel<text:s/><text:bookmark-ref text:ref-name="_Ref135818774" text:reference-format="text">2.1</text:bookmark-ref><text:s/>dient de Deelnemende Partij gedurende de looptijd van deze Overeenkomst Transformatieplan aan de volgende administratie- en transparantievoorwaarden te voldoen:<text:bookmark-end text:name="_Ref148363423"/></text:h>
      <text:list text:style-name="LFO7">
        <text:list-item text:start-value="1">
          <text:p text:style-name="P147">De Deelnemende Partij is verplicht een adequate (juiste, tijdige en volledige) administratie bij te houden en op eerste verzoek van de Coördinerende Zorgverzekeraar en/of Financier inzicht te verschaffen in deze administratie voor zover deze betrekking heeft op de inhoud van het Transformatieplan, inclusief geleverde inspanningen (bij een inspanningsverplichting), de behaalde resultaten (bij een resultaatsverplichting) en de daadwerkelijk voor de uitvoering van het Transformatieplan gemaakte kosten.</text:p>
        </text:list-item>
        <text:list-item>
          <text:p text:style-name="P148">De Deelnemende Partij is verplicht de werkzaamheden<text:s/>inclusief coördinatie daarvan zoals opgenomen in het Transformatieplan af te stemmen met de Deelnemende Partijen.</text:p>
        </text:list-item>
        <text:list-item>
          <text:p text:style-name="P149">De Deelnemende Partij is verplicht op eerste verzoek van de Coördinerende Zorgverzekeraar en/of Financier medewerking te verlenen aan controles op rechtmatigheid, waaronder een controle op overcompensatie van betaalde Transformatiemiddelen, en het verstrekken van gegevens ten behoeve daarvan.</text:p>
        </text:list-item>
        <text:list-item>
          <text:p text:style-name="P150">De Deelnemende Partij is verplicht verkregen resultaten van en kennis over de betreffende transformatie<text:s/>om niet aan andere zorgaanbieders en/of overige gerelateerde partijen ter beschikking te stellen ter voorkoming van onbedoelde concurrentievoordelen. Het Ministerie van VWS coördineert de wijze waarop deze informatie wordt gedeeld en de Deelnemende Partij<text:s/>verleent zijn actieve medewerking daaraan.</text:p>
        </text:list-item>
      </text:list>
      <text:h text:style-name="LLHeading3" text:outline-level="3">De Deelnemende Partij stemt door ondertekening van deze Overeenkomst Transformatieplan op voorhand in met de uitwisseling van administratieve informatie tussen de Zorgverzekeraars onderling, voor zover dat noodzakelijk is voor de uitvoering van het Transformatieplan, monitoring van de voortgang, controle op het behalen van de Mijlpalen, geleverde inspanningen en toets op de daadwerkelijk gemaakte kosten.</text:h>
      <text:h text:style-name="LLHeading2" text:outline-level="2"><text:bookmark-start text:name="_Toc161669840"/>Wijziging Transformatieplan<text:bookmark-end text:name="_Toc161669840"/></text:h>
      <text:h text:style-name="LLHeading3" text:outline-level="3"><text:bookmark-start text:name="_Hlk138704211"/><text:bookmark-start text:name="_Hlk136529330"/>Iedere Zorgverzekeraar en de Deelnemende Partij – uitsluitend in geval van consensus van alle Deelnemende Partijen – kunnen bij de Coördinerende Zorgverzekeraar een verzoek tot wijziging van het Transformatieplan indienen. De wijziging wordt beoordeeld door de Coördinerende Zorgverzekeraar samen met de tweede beoordelende Zorgverzekeraar. De overige Zorgverzekeraars en de Financier zijn onverkort en integraal gebonden aan de uitkomst van deze beoordeling.</text:h>
      <text:h text:style-name="LLHeading3" text:outline-level="3"><text:bookmark-end text:name="_Hlk138704211"/>Indien de wijziging van het Transformatieplan wordt goedgekeurd, dan zijn Partijen verplicht een addendum bij deze Overeenkomst Transformatieplan overeen te komen dat aan dezelfde eisen zoals opgenomen in deze Overeenkomst Transformatieplan voldoet.<text:s/></text:h>
      <text:soft-page-break/>
      <text:h text:style-name="LLHeading3" text:outline-level="3">Indien het Transformatieplan in het geheel wordt vervangen door een nieuw transformatieplan, dan komen Partijen een nieuwe overeenkomst ter vervanging van onderhavige Overeenkomst Transformatieplan overeen. Partijen zullen onderhavige Overeenkomst Transformatieplan in dat geval met wederzijds goedvinden beëindigen. Reeds op grond van deze Overeenkomst Transformatieplan gedane betalingen blijven in stand en kunnen niet worden teruggevorderd.</text:h>
      <text:h text:style-name="LLHeading3" text:outline-level="3">Indien voor de wijziging en/of vervanging van het Transformatieplan onvoldoende dekking bestaat op grond van de SPUK, dan kan een Deelnemende Partij geen aanspraak maken op een wijziging en/of vervanging van het Transformatieplan.</text:h>
      <text:h text:style-name="LLHeading2" text:outline-level="2"><text:bookmark-start text:name="_Toc161669841"/><text:bookmark-start text:name="_Ref138065153"/><text:bookmark-end text:name="_Hlk136529330"/>Vervanging Deelnemende Partij<text:bookmark-end text:name="_Toc161669841"/></text:h>
      <text:h text:style-name="LLHeading3" text:outline-level="3">Partijen kunnen – uitsluitend in geval van consensus van alle Deelnemende Partijen – besluiten de Deelnemende Partij te vervangen door een andere deelnemer. In dat geval zijn Partijen verplicht een addendum bij deze Overeenkomst Transformatieplan overeen te komen dat aan dezelfde eisen zoals opgenomen in deze Overeenkomst Transformatieplan voldoet.</text:h>
      <text:h text:style-name="LLHeading1" text:outline-level="1"><text:bookmark-start text:name="_Toc161669842"/>BETALINGSPROCEDURE<text:bookmark-end text:name="_Ref138065153"/><text:bookmark-end text:name="_Toc161669842"/></text:h>
      <text:h text:style-name="LLHeading2" text:outline-level="2"><text:bookmark-start text:name="_Toc161669843"/>Algemeen<text:bookmark-end text:name="_Toc161669843"/></text:h>
      <text:h text:style-name="LLHeading3" text:outline-level="3">De Coördinerende Zorgverzekeraar en de tweede beoordelende Zorgverzekeraar beoordelen en beslissen mede namens de Financier of de Deelnemende Partij in aanmerking komt voor betaling van de Transformatiemiddelen (zie artikel<text:s/><text:bookmark-ref text:ref-name="_Ref140666109" text:reference-format="text">3.3</text:bookmark-ref><text:s/>van deze Overeenkomst Transformatieplan). Na goedkeuring kan de Deelnemende Partij de aanvraag voor Transformatiemiddelen indienen bij de Financier.</text:h>
      <text:h text:style-name="LLHeading3" text:outline-level="3">Het recht van de Deelnemende Partij op Transformatiemiddelen ontstaat, indien een Mijlpaal zoals opgenomen in het Transformatieplan door de Deelnemende Partij is behaald (zie artikel<text:s/><text:bookmark-ref text:ref-name="_Ref138064957" text:reference-format="text">3.2</text:bookmark-ref><text:s/>van deze Overeenkomst Transformatiemiddelen) en aan de voorwaarden in deze Overeenkomst Transformatieplan is voldaan.<text:span text:style-name="Voetnootmarkering"><text:note text:note-class="footnote" text:id="_ftn4"><text:note-citation>5</text:note-citation><text:note-body><text:p text:style-name="Voetnoottekst"><text:span text:style-name="T151"><text:s/></text:span><text:span text:style-name="T152"><text:tab/>De mogelijkheid van bevoorschotting is niet in deze<text:s/></text:span><text:span text:style-name="T153">Overeenkomst Transformatieplan geregeld. Indien de Financier en de Deelnemende Partij in dat kader afspraken wensen te maken, dienen zij dit in een separate overeenkomst vast te leggen.</text:span></text:p></text:note-body></text:note></text:span></text:h>
      <text:h text:style-name="LLHeading2" text:outline-level="2"><text:bookmark-start text:name="_Ref138064957"/><text:bookmark-start text:name="_Toc161669844"/>Mijlpalen<text:bookmark-end text:name="_Ref138064957"/><text:bookmark-end text:name="_Toc161669844"/></text:h>
      <text:h text:style-name="LLHeading3" text:outline-level="3">Het recht op Transformatiemiddelen is gekoppeld aan het behalen van de Mijlpalen zoals opgenomen in het Transformatieplan van de Deelnemende Partij. <text:s/>De hoogte van de daarbij behorende beschikbaar gestelde Transformatiemiddelen (per kpi) is opgenomen in<text:s/><text:span text:style-name="T154">Bijlage 3</text:span><text:span text:style-name="Voetnootmarkering"><text:note text:note-class="footnote" text:id="_ftn5"><text:note-citation>6</text:note-citation><text:note-body><text:p text:style-name="Voetnoottekst"><text:span text:style-name="T155"><text:s/></text:span><text:span text:style-name="T156"><text:tab/>Dit overzicht is afkomstig van de Database Tran</text:span><text:span text:style-name="T157">sformatieplannen.</text:span></text:p></text:note-body></text:note></text:span><text:s/>bij deze Overeenkomst Transformatieplan.</text:h>
      <text:h text:style-name="LLHeading3" text:outline-level="3"><text:bookmark-start text:name="_Ref136523261"/>De Coördinerende Zorgverzekeraar en de tweede beoordelende Zorgverzekeraar beoordelen of de Deelnemende Partij de betreffende Mijlpaal heeft behaald en delen het oordeel met de Deelnemende Partij,<text:s/>de overige Zorgverzekeraars en de Financier. De Deelnemende Partij is verplicht medewerking te verlenen aan deze beoordeling. Indien de beoordeling niet tijdig binnen vier weken na het verstrijken van de behaaldatum voor de Mijlpaal zoals opgenomen in het<text:s/>Transformatieplan wordt uitgevoerd, dan wordt de Mijlpaal geacht te zijn behaald ten aanzien van de betaalverplichting, mits de Deelnemende Partij naar het oordeel van de Coördinerende Zorgverzekeraar volledig heeft voldaan aan de administratie- en<text:s/><text:soft-page-break/>transparantieverplichtingen zoals bedoeld in artikel<text:s/><text:bookmark-ref text:ref-name="_Ref138677390" text:reference-format="text">2.2</text:bookmark-ref><text:s/>van deze Overeenkomst Transformatieplan.<text:bookmark-end text:name="_Ref136523261"/></text:h>
      <text:h text:style-name="LLHeading3" text:outline-level="3">De Deelnemende Partij verplicht zich door ondertekening van deze Overeenkomst Transformatieplan de Mijlpalen zoals opgenomen in het Transformatieplan binnen de daarvoor gestelde behaaldata te behalen.</text:h>
      <text:h text:style-name="LLHeading2" text:outline-level="2"><text:bookmark-start text:name="_Ref140666109"/><text:bookmark-start text:name="_Toc161669845"/>Betaling<text:bookmark-end text:name="_Ref140666109"/><text:bookmark-end text:name="_Toc161669845"/></text:h>
      <text:h text:style-name="LLHeading3" text:outline-level="3"><text:bookmark-start text:name="_Ref138688658"/><text:bookmark-start text:name="_Hlk138066803"/>De Financier verplicht zich om de aan de Mijlpalen gekoppelde bedragen uit te betalen overeenkomstig hetgeen is opgenomen in artikel<text:s/><text:bookmark-ref text:ref-name="_Ref138064957" text:reference-format="text">3.2</text:bookmark-ref><text:s/>van deze Overeenkomst Transformatieplan, indien aan de voorwaarden in deze Overeenkomst Transformatieplan is voldaan. De Deelnemende Partij kan zich ten behoeve van de betaling uitsluitend tot de Financier wenden, en niet tot de Zorgverzekeraars (waaronder de Coördinerende Zorgverzekeraar) en/of de Minister van VWS.<text:s/></text:h>
      <text:h text:style-name="LLHeading1" text:outline-level="1"><text:bookmark-start text:name="_Toc161669846"/><text:bookmark-end text:name="_Ref138688658"/><text:bookmark-end text:name="_Hlk138066803"/>OVERIGE BEPALINGEN<text:bookmark-start text:name="_Toc75953842"/><text:bookmark-end text:name="_Toc61618753"/><text:bookmark-end text:name="_Toc75953841"/><text:bookmark-end text:name="_Toc94615571"/><text:bookmark-end text:name="_Toc101887308"/><text:bookmark-end text:name="_Toc101889553"/><text:bookmark-end text:name="_Toc161669846"/></text:h>
      <text:h text:style-name="LLHeading2" text:outline-level="2"><text:bookmark-start text:name="_Toc161669847"/><text:bookmark-start text:name="_Toc94615572"/><text:bookmark-start text:name="_Toc101887309"/>Duur<text:bookmark-end text:name="_Toc161669847"/></text:h>
      <text:h text:style-name="LLHeading3" text:outline-level="3">Deze Overeenkomst Transformatieplan is aangegaan voor bepaalde duur, te weten voor de periode van de beoogde transformatie zoals opgenomen in het Transformatieplan. Deze Overeenkomst Transformatieplan eindigt van rechtswege per de datum dat het IZA eindigt of komt te vervallen.</text:h>
      <text:h text:style-name="LLHeading3" text:outline-level="3">Verplichtingen welke naar hun aard bestemd zijn om ook na beëindiging van deze Overeenkomst Transformatieplan voort te duren blijven ook na beëindiging van deze<text:s/>Overeenkomst Transformatieplan bestaan.</text:h>
      <text:h text:style-name="LLHeading2" text:outline-level="2"><text:bookmark-start text:name="_Ref136611945"/><text:bookmark-start text:name="_Toc161669848"/>Niet-nakoming en ontbinding<text:bookmark-end text:name="_Ref136611945"/><text:bookmark-end text:name="_Toc161669848"/></text:h>
      <text:h text:style-name="LLHeading3" text:outline-level="3"><text:bookmark-start text:name="_Ref138676172"/>Partijen zijn gerechtigd deze Overeenkomst Transformatieplan met opgaaf van redenen met onmiddellijke ingang buitengerechtelijk te ontbinden, indien:<text:bookmark-end text:name="_Ref138676172"/></text:h>
      <text:list text:style-name="LFO5" text:continue-numbering="true">
        <text:list-item>
          <text:list>
            <text:list-item>
              <text:p text:style-name="P158"><text:bookmark-start text:name="_Ref138676173"/>sprake is van een situatie zoals bedoeld in artikel<text:s/><text:bookmark-ref text:ref-name="_Ref138675609" text:reference-format="text">2.1.1</text:bookmark-ref><text:s/>onder<text:s/><text:bookmark-ref text:ref-name="_Ref138675594" text:reference-format="text">(c)</text:bookmark-ref><text:s/>van deze Overeenkomst Transformatieplan;<text:bookmark-end text:name="_Ref138676173"/></text:p>
            </text:list-item>
            <text:list-item>
              <text:p text:style-name="P159">blijkt dat (een wijziging en/of vervanging van) het Transformatieplan ten onrechte is goedgekeurd;</text:p>
            </text:list-item>
            <text:list-item>
              <text:p text:style-name="P160"><text:bookmark-start text:name="_Ref149225350"/>de Minister van VWS de SPUK-aanvraag van de Financier afkeurt en/of de Minister van VWS het verzoek om herziening van de SPUK-beschikking afwijst;<text:bookmark-end text:name="_Ref149225350"/></text:p>
            </text:list-item>
            <text:list-item>
              <text:p text:style-name="P161"><text:bookmark-start text:name="_Ref149225351"/>de Minister van VWS een besluit neemt ten aanzien van de wijziging, intrekking of vaststelling van de SPUK die aanleiding tot ontbinding geeft;<text:bookmark-end text:name="_Ref149225351"/></text:p>
            </text:list-item>
            <text:list-item>
              <text:p text:style-name="P162">een van<text:s/>de Partijen tekortschiet in de nakoming van (één van) haar verplichting(en) uit deze Overeenkomst Transformatieplan, daarvan op de hoogte is gesteld door de andere Partij door middel van een met redenen omkleed geschrift en niet binnen de door de andere Partij gestelde redelijke termijn is overgegaan tot adequaat herstel. Indien nakoming van de betreffende verplichting(en) reeds blijvend onmogelijk is, is de betreffende Partij van rechtswege in verzuim;</text:p>
            </text:list-item>
            <text:list-item>
              <text:p text:style-name="P163">een Deelnemende Partij surseance van betaling aanvraagt of het faillissement van de Deelnemende Partij wordt aangevraagd; of</text:p>
            </text:list-item>
            <text:list-item>
              <text:p text:style-name="P164"><text:bookmark-start text:name="_Hlk140488960"/>het kabinet besluiten neemt met betrekking tot de afspraken in het IZA over impactvolle transformaties, de afspraken zoals opgenomen in deze Overeenkomst Transformatieplan en/of de beschikbaarheid van Transformatiemiddelen, die aanleiding tot ontbinding geven.</text:p>
            </text:list-item>
          </text:list>
        </text:list-item>
      </text:list>
      <text:h text:style-name="LLHeading3" text:outline-level="3"><text:bookmark-end text:name="_Hlk140488960"/>Het rechtsgevolg van ontbinding van deze Overeenkomst Transformatieplan is dat de afspraken zoals opgenomen in het Transformatieplan eindigen. De aanspraken op Transformatiemiddelen (met uitzondering van eerdere betalingen die na het behalen van een bepaalde Mijlpaal reeds zijn betaald) komen in dat geval per direct te vervallen zonder dat de Zorgverzekeraars en de Financier daarvoor op enigerlei wijze aansprakelijk zijn jegens de<text:s/>Deelnemende Partij. In geval van dubbele bekostiging (artikel<text:s/><text:bookmark-ref text:ref-name="_Ref138676172" text:reference-format="text">4.2.1</text:bookmark-ref><text:s/>onder (i)) is het rechtsgevolg van ontbinding van deze Overeenkomst Transformatieplan dat de aanspraken op Transformatiemiddelen per direct komen te vervallen, en dat<text:s/>enig ten onrechte dubbel betaald bedrag kan worden teruggevorderd.</text:h>
      <text:h text:style-name="LLHeading3" text:outline-level="3">Op het moment dat één van de Partijen redelijkerwijs voorziet of vermoedt dat zij haar verplichtingen niet nakomt, dient deze Partij de andere Partij hier onverwijld schriftelijk van op de<text:s/>hoogte te stellen.</text:h>
      <text:h text:style-name="LLHeading3" text:outline-level="3"><text:bookmark-start text:name="_Ref138690078"/>De Deelnemende Partij overlegt met de Coördinerende Zorgverzekeraar en de Financier voordat een besluit genomen wordt over het (gedeeltelijk) overdragen van de zeggenschap, fusie, omzetting, splitsing of het aangaan of verbreken van een<text:s/>duurzame samenwerking met een andere partij en de mogelijke impact daarvan op deze Overeenkomst Transformatieplan.<text:bookmark-end text:name="_Ref138690078"/></text:h>
      <text:h text:style-name="LLHeading2" text:outline-level="2"><text:bookmark-start text:name="_Toc75953843"/><text:bookmark-start text:name="_Toc94615578"/><text:bookmark-start text:name="_Toc101887310"/><text:bookmark-start text:name="_Toc161669849"/><text:bookmark-end text:name="_Toc75953842"/><text:bookmark-end text:name="_Toc94615572"/><text:bookmark-end text:name="_Toc101887309"/>Overdraagbaarheid<text:bookmark-end text:name="_Toc75953843"/><text:bookmark-end text:name="_Toc94615578"/><text:bookmark-end text:name="_Toc101887310"/><text:bookmark-end text:name="_Toc161669849"/><text:s/></text:h>
      <text:h text:style-name="LLHeading3" text:outline-level="3"><text:bookmark-start text:name="_Ref160532545"/><text:bookmark-start text:name="_Toc94615579"/>Vorderingsrechten uit hoofde van deze Overeenkomst Transformatieplan kunnen door de Deelnemende Partij niet aan andere rechtspersonen worden overgedragen, behoudens in het kader van een fusie (met inachtneming van artikel<text:s/><text:bookmark-ref text:ref-name="_Ref138690078" text:reference-format="text">4.2.4</text:bookmark-ref><text:s/>van deze Overeenkomst Transformatieplan). Met dit verbod is tussen Partijen goederenrechtelijke werking beoogd in de zin van artikel 3:83 lid 2 van het Burgerlijk Wetboek.<text:bookmark-end text:name="_Ref160532545"/><text:s/></text:h>
      <text:h text:style-name="LLHeading2" text:outline-level="2"><text:bookmark-start text:name="_Toc75953844"/><text:bookmark-start text:name="_Toc94615580"/><text:bookmark-start text:name="_Toc101887311"/><text:bookmark-start text:name="_Toc150793574"/><text:bookmark-start text:name="_Toc161669850"/><text:bookmark-start text:name="_Toc75953845"/><text:bookmark-start text:name="_Toc94615585"/><text:bookmark-start text:name="_Toc101887312"/><text:bookmark-end text:name="_Toc94615579"/>Strijdigheid<text:bookmark-end text:name="_Toc75953844"/><text:bookmark-end text:name="_Toc94615580"/><text:bookmark-end text:name="_Toc101887311"/><text:bookmark-end text:name="_Toc150793574"/><text:bookmark-end text:name="_Toc161669850"/></text:h>
      <text:h text:style-name="LLHeading3" text:outline-level="3"><text:bookmark-start text:name="_Ref136521007"/><text:bookmark-start text:name="_Ref65835825"/><text:bookmark-start text:name="_Toc94615582"/>In geval van strijdigheid van bepalingen in deze Overeenkomst Transformatieplan met de inhoud van het Beoordelingskader, het Transformatieplan (inclusief Mijlpalen) en/of de overeenkomst zoals overeengekomen tussen de Deelnemer en de Financier, prevaleert het bepaalde in deze Overeenkomst Transformatieplan.<text:bookmark-end text:name="_Ref136521007"/><text:s/></text:h>
      <text:h text:style-name="LLHeading3" text:outline-level="3">De overeenkomst zoals benoemd in artikel<text:s/><text:bookmark-ref text:ref-name="_Ref136521007" text:reference-format="text">4.4.1</text:bookmark-ref><text:s/>kan geen afbreuk doen aan het bepaalde in deze Overeenkomst<text:s/>Transformatieplan.</text:h>
      <text:h text:style-name="LLHeading2" text:outline-level="2"><text:bookmark-start text:name="_Toc161669851"/><text:bookmark-end text:name="_Ref65835825"/><text:bookmark-end text:name="_Toc94615582"/>Toepasselijk recht<text:bookmark-end text:name="_Toc75953845"/><text:bookmark-end text:name="_Toc94615585"/><text:bookmark-end text:name="_Toc101887312"/><text:bookmark-end text:name="_Toc161669851"/></text:h>
      <text:h text:style-name="LLHeading3" text:outline-level="3"><text:bookmark-start text:name="_Toc94615586"/>Op de rechten en verplichtingen van Partijen op grond van deze Overeenkomst Transformatieplan en alle contractuele en niet-contractuele verbintenissen verband houdende daarmee is Nederlands recht van toepassing.<text:bookmark-end text:name="_Toc94615586"/></text:h>
      <text:h text:style-name="LLHeading2" text:outline-level="2"><text:bookmark-start text:name="_Toc161669852"/><text:bookmark-start text:name="_Toc75953846"/><text:bookmark-start text:name="_Toc94615587"/><text:bookmark-start text:name="_Toc101887313"/>Geschilbeslechting<text:bookmark-end text:name="_Toc161669852"/></text:h>
      <text:soft-page-break/>
      <text:h text:style-name="LLHeading3" text:outline-level="3">Eventuele geschillen voortvloeiende uit of verband houdende met deze Overeenkomst Transformatieplan zullen uitsluitend worden beslecht door de daartoe bevoegde Nederlandse rechter.</text:h>
      <text:h text:style-name="LLHeading2" text:outline-level="2"><text:bookmark-start text:name="_Toc161669853"/>Ondertekening<text:bookmark-end text:name="_Toc75953846"/><text:bookmark-end text:name="_Toc94615587"/><text:bookmark-end text:name="_Toc101887313"/><text:bookmark-end text:name="_Toc161669853"/><text:s/><text:bookmark-start text:name="_Ref38291885"/></text:h>
      <text:h text:style-name="LLHeading3" text:outline-level="3"><text:bookmark-start text:name="_Toc94615589"/>Partijen verklaren dat ondertekening heeft plaatsgevonden door een daartoe bevoegd persoon.<text:bookmark-end text:name="_Toc94615589"/></text:h>
      <text:h text:style-name="LLHeading3" text:outline-level="3"><text:bookmark-start text:name="_Toc94615590"/>De Zorgverzekeraars verklaren dat ondertekening heeft plaatsgevonden op basis van een machtiging door (een daartoe bevoegd persoon van) de Coördinerende Zorgverzekeraar.<text:bookmark-end text:name="_Ref38291885"/><text:bookmark-end text:name="_Toc94615590"/></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Garamond" svg:font-family="Garamond" style:font-family-generic="roman" style:font-pitch="variable" svg:panose-1="2 2 4 4 3 3 1 1 8 3"/>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Arial"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LLHeading1" style:display-name="LLHeading 1" style:family="paragraph" style:parent-style-name="LL_Normal" style:default-outline-level="1">
      <style:paragraph-properties fo:keep-with-next="always"/>
      <style:text-properties fo:font-weight="bold" style:font-weight-asian="bold" fo:hyphenate="false"/>
    </style:style>
    <style:style style:name="LLHeading2" style:display-name="LLHeading 2" style:family="paragraph" style:parent-style-name="LL_Normal" style:default-outline-level="2">
      <style:paragraph-properties>
        <style:tab-stops>
          <style:tab-stop style:type="left" style:position="0in"/>
        </style:tab-stops>
      </style:paragraph-properties>
      <style:text-properties fo:hyphenate="false"/>
    </style:style>
    <style:style style:name="LLHeading3" style:display-name="LLHeading 3" style:family="paragraph" style:parent-style-name="LL_Normal" style:default-outline-level="3">
      <style:paragraph-properties>
        <style:tab-stops>
          <style:tab-stop style:type="left" style:position="0in"/>
        </style:tab-stops>
      </style:paragraph-properties>
      <style:text-properties fo:hyphenate="false"/>
    </style:style>
    <style:style style:name="LLHeading4" style:display-name="LLHeading 4" style:family="paragraph" style:parent-style-name="LL_Normal" style:default-outline-level="4">
      <style:paragraph-properties>
        <style:tab-stops>
          <style:tab-stop style:type="left" style:position="0in"/>
        </style:tab-stops>
      </style:paragraph-properties>
      <style:text-properties fo:hyphenate="false"/>
    </style:style>
    <style:style style:name="LLHeading5" style:display-name="LLHeading 5" style:family="paragraph" style:parent-style-name="LL_Normal" style:default-outline-level="5">
      <style:paragraph-properties>
        <style:tab-stops>
          <style:tab-stop style:type="left" style:position="0in"/>
        </style:tab-stops>
      </style:paragraph-properties>
      <style:text-properties fo:hyphenate="false"/>
    </style:style>
    <style:style style:name="Standaard" style:display-name="Standaard" style:family="paragraph">
      <style:paragraph-properties fo:text-align="justify" fo:margin-bottom="0in" style:line-height-at-least="0.1944in"/>
      <style:text-properties fo:hyphenate="false"/>
    </style:style>
    <style:style style:name="Kop1" style:display-name="Kop 1" style:family="paragraph" style:parent-style-name="Standaard" style:next-style-name="Standaard" style:default-outline-level="1">
      <style:paragraph-properties fo:keep-with-next="always" fo:margin-top="0.1666in" fo:margin-bottom="0.0416in"/>
      <style:text-properties style:font-name="Cambria" style:font-name-asian="Times New Roman" fo:font-weight="bold" style:font-weight-asian="bold" style:font-weight-complex="bold" style:letter-kerning="true"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margin-top="0.1666in" fo:margin-bottom="0.0416in"/>
      <style:text-properties style:font-name="Cambria" style:font-name-asian="Times New Roman" fo:font-weight="bold" style:font-weight-asian="bold" style:font-weight-complex="bold" fo:font-style="italic" style:font-style-asian="italic" style:font-style-complex="italic" fo:font-size="14pt" style:font-size-asian="14pt" style:font-size-complex="14pt" fo:hyphenate="false"/>
    </style:style>
    <style:style style:name="Kop3" style:display-name="Kop 3" style:family="paragraph" style:parent-style-name="Standaard" style:next-style-name="Standaard" style:default-outline-level="3">
      <style:paragraph-properties fo:keep-with-next="always" fo:margin-top="0.1666in" fo:margin-bottom="0.0416in"/>
      <style:text-properties style:font-name="Cambria" style:font-name-asian="Times New Roman" fo:font-weight="bold" style:font-weight-asian="bold" style:font-weight-complex="bold" fo:font-size="13pt" style:font-size-asian="13pt" style:font-size-complex="13pt" fo:hyphenate="false"/>
    </style:style>
    <style:style style:name="Standaardalinea-lettertype" style:display-name="Standaardalinea-lettertype" style:family="text"/>
    <text:list-style style:name="WW_OutlineListStyle" style:display-name="WW_OutlineListStyle">
      <text:list-level-style-number text:level="1"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style:num-format="1" text:display-levels="2">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5" style:num-format="1" text:display-levels="5">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Ballontekst" style:display-name="Ballontekst" style:family="paragraph" style:parent-style-name="Standaard">
      <style:paragraph-properties fo:line-height="100%"/>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complex="Segoe UI" fo:font-size="9pt" style:font-size-asian="9pt" style:font-size-complex="9pt"/>
    </style:style>
    <style:style style:name="LL_Normal" style:display-name="LL_Normal" style:family="paragraph" style:parent-style-name="Standaard">
      <style:paragraph-properties fo:margin-bottom="0.1388in"/>
      <style:text-properties fo:hyphenate="false"/>
    </style:style>
    <style:style style:name="LL_Parties" style:display-name="LL_Parties" style:family="paragraph" style:parent-style-name="LL_Normal" style:list-style-name="LFO1">
      <style:text-properties fo:hyphenate="false"/>
    </style:style>
    <style:style style:name="LL_Whereas" style:display-name="LL_Whereas" style:family="paragraph" style:parent-style-name="LL_Normal" style:list-style-name="LFO2">
      <style:text-properties fo:hyphenate="false"/>
    </style:style>
    <style:style style:name="LL_AgrHeading1" style:display-name="LL_AgrHeading 1" style:family="paragraph" style:parent-style-name="LL_Normal" style:default-outline-level="1">
      <style:paragraph-properties fo:keep-with-next="always"/>
      <style:text-properties fo:font-weight="bold" style:font-weight-asian="bold" fo:text-transform="uppercase" fo:hyphenate="false"/>
    </style:style>
    <style:style style:name="LL_AgrHeading2" style:display-name="LL_AgrHeading 2" style:family="paragraph" style:parent-style-name="LL_Normal" style:default-outline-level="2">
      <style:paragraph-properties fo:keep-with-next="always"/>
      <style:text-properties fo:font-weight="bold" style:font-weight-asian="bold" fo:hyphenate="false"/>
    </style:style>
    <style:style style:name="LL_AgrHeading3" style:display-name="LL_AgrHeading 3" style:family="paragraph" style:parent-style-name="LL_Normal" style:default-outline-level="3">
      <style:text-properties fo:hyphenate="false"/>
    </style:style>
    <style:style style:name="LL_AgrHeading4" style:display-name="LL_AgrHeading 4" style:family="paragraph" style:parent-style-name="LL_Normal" style:default-outline-level="4">
      <style:text-properties fo:hyphenate="false"/>
    </style:style>
    <style:style style:name="LL_AgrHeading5" style:display-name="LL_AgrHeading 5" style:family="paragraph" style:parent-style-name="LL_Normal" style:list-style-name="LFO3" style:default-outline-level="5">
      <style:text-properties fo:hyphenate="false"/>
    </style:style>
    <style:style style:name="LL_Numbering" style:display-name="LL_Numbering" style:family="paragraph" style:parent-style-name="LL_Normal" style:list-style-name="LFO5">
      <style:text-properties fo:hyphenate="false"/>
    </style:style>
    <style:style style:name="Kop1Char" style:display-name="Kop 1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Kop2Char" style:display-name="Kop 2 Char" style:family="tex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Kop3Char" style:display-name="Kop 3 Char" style:family="text">
      <style:text-properties style:font-name="Cambria" style:font-name-asian="Times New Roman" style:font-name-complex="Times New Roman" fo:font-weight="bold" style:font-weight-asian="bold" style:font-weight-complex="bold" fo:font-size="13pt" style:font-size-asian="13pt" style:font-size-complex="13pt"/>
    </style:style>
    <style:style style:name="LL_NormalIndent" style:display-name="LL_NormalIndent" style:family="paragraph" style:parent-style-name="LL_Normal">
      <style:paragraph-properties fo:margin-left="0.5909in">
        <style:tab-stops/>
      </style:paragraph-properties>
      <style:text-properties fo:hyphenate="false"/>
    </style:style>
    <style:style style:name="LL_Citation" style:display-name="LL_Citation" style:family="paragraph" style:parent-style-name="LL_Normal">
      <style:paragraph-properties fo:margin-left="0.9847in" fo:margin-right="0.5909in">
        <style:tab-stops/>
      </style:paragraph-properties>
      <style:text-properties fo:font-style="italic" style:font-style-asian="italic" fo:hyphenate="false"/>
    </style:style>
    <style:style style:name="LL_NumDefa" style:display-name="LL_NumDef (a)" style:family="paragraph" style:parent-style-name="LL_Normal" style:list-style-name="LFO28">
      <style:paragraph-properties fo:margin-bottom="0in"/>
      <style:text-properties fo:hyphenate="false"/>
    </style:style>
    <style:style style:name="LL_SpecStyle" style:display-name="LL_SpecStyle" style:family="paragraph" style:parent-style-name="Standaard">
      <style:paragraph-properties>
        <style:tab-stops>
          <style:tab-stop style:type="left" style:position="3.9375in"/>
          <style:tab-stop style:type="right" style:position="4.9222in"/>
          <style:tab-stop style:type="left" style:position="5.1187in"/>
          <style:tab-stop style:type="right" style:position="6.1034in"/>
        </style:tab-stops>
      </style:paragraph-properties>
      <style:text-properties fo:hyphenate="false"/>
    </style:style>
    <style:style style:name="Inhopg1" style:display-name="Inhopg 1" style:family="paragraph" style:parent-style-name="Standaard" style:next-style-name="Standaard">
      <style:paragraph-properties fo:margin-left="0.5909in" fo:text-indent="-0.5909in">
        <style:tab-stops>
          <style:tab-stop style:type="right" style:leader-style="dotted" style:leader-text="." style:position="6.1027in"/>
        </style:tab-stops>
      </style:paragraph-properties>
      <style:text-properties style:font-name-asian="Times New Roman" style:font-name-complex="Arial" fo:text-transform="uppercase" style:font-size-complex="12pt" fo:language="en" fo:country="GB" style:language-asian="nl" style:country-asian="NL" fo:hyphenate="false"/>
    </style:style>
    <style:style style:name="Inhopg2" style:display-name="Inhopg 2" style:family="paragraph" style:parent-style-name="Standaard" style:next-style-name="Standaard">
      <style:paragraph-properties fo:margin-left="0.5909in" fo:text-indent="-0.5909in">
        <style:tab-stops>
          <style:tab-stop style:type="right" style:leader-style="dotted" style:leader-text="." style:position="6.1027in"/>
        </style:tab-stops>
      </style:paragraph-properties>
      <style:text-properties style:font-name-asian="Times New Roman" style:font-name-complex="Arial" style:font-size-complex="12pt" fo:language="en" fo:country="GB" style:language-asian="nl" style:country-asian="NL" fo:hyphenate="false"/>
    </style:style>
    <style:style style:name="Inhopg3" style:display-name="Inhopg 3" style:family="paragraph" style:parent-style-name="Standaard" style:next-style-name="Standaard">
      <style:paragraph-properties fo:margin-left="0.5909in" fo:text-indent="-0.5909in">
        <style:tab-stops>
          <style:tab-stop style:type="right" style:leader-style="dotted" style:leader-text="." style:position="6.1027in"/>
        </style:tab-stops>
      </style:paragraph-properties>
      <style:text-properties style:font-name-asian="Times New Roman" style:font-name-complex="Arial" style:font-size-complex="12pt" fo:language="en" fo:country="GB" style:language-asian="nl" style:country-asian="NL" fo:hyphenate="false"/>
    </style:style>
    <style:style style:name="Inhopg4" style:display-name="Inhopg 4" style:family="paragraph" style:parent-style-name="Standaard" style:next-style-name="Standaard">
      <style:paragraph-properties fo:margin-left="0.5909in" fo:text-indent="-0.5909in">
        <style:tab-stops>
          <style:tab-stop style:type="right" style:leader-style="dotted" style:leader-text="." style:position="6.1027in"/>
        </style:tab-stops>
      </style:paragraph-properties>
      <style:text-properties style:font-name-asian="Times New Roman" style:font-name-complex="Arial" style:font-size-complex="12pt" fo:language="en" fo:country="GB" style:language-asian="nl" style:country-asian="NL" fo:hyphenate="false"/>
    </style:style>
    <style:style style:name="Inhopg5" style:display-name="Inhopg 5" style:family="paragraph" style:parent-style-name="Standaard" style:next-style-name="Standaard">
      <style:paragraph-properties fo:margin-left="0.5909in" fo:text-indent="-0.5909in">
        <style:tab-stops>
          <style:tab-stop style:type="right" style:leader-style="dotted" style:leader-text="." style:position="6.1027in"/>
        </style:tab-stops>
      </style:paragraph-properties>
      <style:text-properties style:font-name-asian="Times New Roman" style:font-name-complex="Arial" style:font-size-complex="12pt" fo:language="en" fo:country="GB" style:language-asian="nl" style:country-asian="NL" fo:hyphenate="fals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Voetnootmarkering" style:display-name="Voetnootmarkering" style:family="text">
      <style:text-properties style:text-position="super 63.6%" fo:language="nl" fo:country="NL"/>
    </style:style>
    <style:style style:name="Inhopg6" style:display-name="Inhopg 6" style:family="paragraph" style:parent-style-name="Standaard" style:next-style-name="Standaard">
      <style:paragraph-properties fo:margin-left="0.5909in" fo:text-indent="-0.5909in">
        <style:tab-stops>
          <style:tab-stop style:type="right" style:leader-style="dotted" style:leader-text="." style:position="6.1027in"/>
        </style:tab-stops>
      </style:paragraph-properties>
      <style:text-properties fo:hyphenate="false"/>
    </style:style>
    <style:style style:name="Inhopg7" style:display-name="Inhopg 7" style:family="paragraph" style:parent-style-name="Standaard" style:next-style-name="Standaard">
      <style:paragraph-properties fo:margin-left="0.5909in" fo:text-indent="-0.5909in">
        <style:tab-stops>
          <style:tab-stop style:type="right" style:leader-style="dotted" style:leader-text="." style:position="6.1027in"/>
        </style:tab-stops>
      </style:paragraph-properties>
      <style:text-properties fo:hyphenate="false"/>
    </style:style>
    <style:style style:name="Inhopg8" style:display-name="Inhopg 8" style:family="paragraph" style:parent-style-name="Standaard" style:next-style-name="Standaard">
      <style:paragraph-properties fo:margin-left="0.5909in" fo:text-indent="-0.5909in">
        <style:tab-stops>
          <style:tab-stop style:type="right" style:leader-style="dotted" style:leader-text="." style:position="6.1027in"/>
        </style:tab-stops>
      </style:paragraph-properties>
      <style:text-properties fo:hyphenate="false"/>
    </style:style>
    <style:style style:name="Inhopg9" style:display-name="Inhopg 9" style:family="paragraph" style:parent-style-name="Standaard" style:next-style-name="Standaard">
      <style:paragraph-properties fo:margin-left="0.5909in" fo:text-indent="-0.5909in">
        <style:tab-stops>
          <style:tab-stop style:type="right" style:leader-style="dotted" style:leader-text="." style:position="6.1027in"/>
        </style:tab-stops>
      </style:paragraph-properties>
      <style:text-properties fo:hyphenate="false"/>
    </style:style>
    <style:style style:name="Voetnoottekst" style:display-name="Voetnoottekst" style:family="paragraph" style:parent-style-name="Standaard">
      <style:paragraph-properties fo:keep-together="always" fo:line-height="100%" fo:margin-left="0.1972in" fo:text-indent="-0.1972in">
        <style:tab-stops>
          <style:tab-stop style:type="left" style:position="0in"/>
        </style:tab-stops>
      </style:paragraph-properties>
      <style:text-properties style:font-name-asian="Times New Roman" style:font-name-complex="Arial" fo:font-size="8pt" style:font-size-asian="8pt" style:font-size-complex="10pt" fo:language="en" fo:country="GB" style:language-asian="nl" style:country-asian="NL" fo:hyphenate="false"/>
    </style:style>
    <style:style style:name="VoetnoottekstChar" style:display-name="Voetnoottekst Char" style:family="text" style:parent-style-name="Standaardalinea-lettertype">
      <style:text-properties style:font-name-asian="Times New Roman" style:font-name-complex="Arial" fo:font-size="8pt" style:font-size-asian="8pt" style:font-size-complex="10pt" fo:language="en" fo:country="GB" style:language-asian="nl" style:country-asian="NL"/>
    </style:style>
    <style:style style:name="LL_Numa" style:display-name="LL_Num(a)" style:family="paragraph" style:parent-style-name="LL_Normal">
      <style:text-properties fo:hyphenate="false"/>
    </style:style>
    <style:style style:name="LL_NumIndenta" style:display-name="LL_NumIndent(a)" style:family="paragraph" style:parent-style-name="LL_Normal">
      <style:text-properties fo:hyphenate="false"/>
    </style:style>
    <style:style style:name="LL_Headingblue1" style:display-name="LL_Heading blue 1" style:family="paragraph" style:parent-style-name="LL_Normal" style:default-outline-level="1">
      <style:paragraph-properties fo:keep-with-next="always" fo:margin-top="0.25in" fo:margin-bottom="0.1944in"/>
      <style:text-properties fo:font-weight="bold" style:font-weight-asian="bold" fo:text-transform="uppercase" fo:color="#111F63" fo:font-size="12pt" style:font-size-asian="12pt" fo:hyphenate="false"/>
    </style:style>
    <style:style style:name="LL_Headingblue2" style:display-name="LL_Heading blue 2" style:family="paragraph" style:parent-style-name="LL_Normal" style:default-outline-level="2">
      <style:paragraph-properties fo:keep-with-next="always"/>
      <style:text-properties fo:font-weight="bold" style:font-weight-asian="bold" fo:hyphenate="false"/>
    </style:style>
    <style:style style:name="LL_Headingblue3" style:display-name="LL_Heading blue 3" style:family="paragraph" style:parent-style-name="LL_Normal" style:default-outline-level="3">
      <style:paragraph-properties fo:keep-with-next="always"/>
      <style:text-properties fo:font-style="italic" style:font-style-asian="italic" fo:hyphenate="false"/>
    </style:style>
    <style:style style:name="LL_Headingblue4" style:display-name="LL_Heading blue 4" style:family="paragraph" style:parent-style-name="LL_Normal" style:default-outline-level="4">
      <style:text-properties fo:hyphenate="false"/>
    </style:style>
    <style:style style:name="LL_Headingblue5" style:display-name="LL_Heading blue 5" style:family="paragraph" style:parent-style-name="LL_Normal" style:list-style-name="LFO8" style:default-outline-level="5">
      <style:text-properties fo:hyphenate="false"/>
    </style:style>
    <style:style style:name="LL_Num123ab1" style:display-name="LL_Num123ab 1" style:family="paragraph" style:parent-style-name="LL_Normal">
      <style:paragraph-properties fo:margin-bottom="0in"/>
      <style:text-properties fo:hyphenate="false"/>
    </style:style>
    <style:style style:name="LL_Num123ab2" style:display-name="LL_Num123ab 2" style:family="paragraph" style:parent-style-name="LL_Normal" style:list-style-name="LFO9">
      <style:paragraph-properties fo:margin-bottom="0in"/>
      <style:text-properties fo:hyphenate="false"/>
    </style:style>
    <style:style style:name="LL_Dash1" style:display-name="LL_Dash 1" style:family="paragraph" style:parent-style-name="LL_Normal">
      <style:paragraph-properties fo:margin-bottom="0in"/>
      <style:text-properties fo:hyphenate="false"/>
    </style:style>
    <style:style style:name="LL_Dash2" style:display-name="LL_Dash 2" style:family="paragraph" style:parent-style-name="LL_Normal">
      <style:paragraph-properties fo:margin-bottom="0in"/>
      <style:text-properties fo:hyphenate="false"/>
    </style:style>
    <style:style style:name="LL_Dash3" style:display-name="LL_Dash 3" style:family="paragraph" style:parent-style-name="LL_Normal">
      <style:paragraph-properties fo:margin-bottom="0in"/>
      <style:text-properties fo:hyphenate="false"/>
    </style:style>
    <style:style style:name="LL_Dash4" style:display-name="LL_Dash 4" style:family="paragraph" style:parent-style-name="LL_Normal">
      <style:paragraph-properties fo:margin-bottom="0in"/>
      <style:text-properties fo:hyphenate="false"/>
    </style:style>
    <style:style style:name="LL_Dash5" style:display-name="LL_Dash 5" style:family="paragraph" style:parent-style-name="LL_Normal" style:list-style-name="LFO10">
      <style:paragraph-properties fo:margin-bottom="0in"/>
      <style:text-properties fo:hyphenate="false"/>
    </style:style>
    <style:style style:name="Koptekst" style:display-name="Kop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text-properties style:font-name-asian="Calibri" style:font-name-complex="Times New Roman"/>
    </style:style>
    <style:style style:name="Voettekst" style:display-name="Voettekst" style:family="paragraph" style:parent-style-name="Standaard">
      <style:paragraph-properties>
        <style:tab-stops>
          <style:tab-stop style:type="center" style:position="3.0006in"/>
          <style:tab-stop style:type="right" style:position="6.0006in"/>
        </style:tab-stops>
      </style:paragraph-properties>
      <style:text-properties fo:font-size="8pt" style:font-size-asian="8pt" fo:hyphenate="false"/>
    </style:style>
    <style:style style:name="VoettekstChar" style:display-name="Voettekst Char" style:family="text">
      <style:text-properties style:font-name-asian="Calibri" style:font-name-complex="Times New Roman" fo:font-size="8pt" style:font-size-asian="8pt"/>
    </style:style>
    <style:style style:name="LL_NumIndentalevel2" style:display-name="LL_NumIndent(a) level 2" style:family="paragraph" style:parent-style-name="LL_Normal">
      <style:text-properties fo:hyphenate="false"/>
    </style:style>
    <style:style style:name="LL_NumIndentalevel3" style:display-name="LL_NumIndent(a) level 3" style:family="paragraph" style:parent-style-name="LL_Normal" style:list-style-name="LFO7">
      <style:text-properties fo:hyphenate="false"/>
    </style:style>
    <style:style style:name="LL_Numalevel2" style:display-name="LL_Num(a) level 2" style:family="paragraph" style:parent-style-name="LL_Normal">
      <style:text-properties fo:hyphenate="false"/>
    </style:style>
    <style:style style:name="LL_Numalevel3" style:display-name="LL_Num(a) level 3" style:family="paragraph" style:parent-style-name="LL_Normal" style:list-style-name="LFO6">
      <style:text-properties fo:hyphenate="false"/>
    </style:style>
    <style:style style:name="LL_ANumbering" style:display-name="LL_ANumbering" style:family="paragraph" style:parent-style-name="LL_Normal" style:list-style-name="LFO16">
      <style:text-properties fo:hyphenate="false"/>
    </style:style>
    <style:style style:name="LL_Agr2Heading1" style:display-name="LL_Agr2Heading 1" style:family="paragraph" style:parent-style-name="LL_Normal" style:default-outline-level="1">
      <style:paragraph-properties fo:keep-with-next="always"/>
      <style:text-properties fo:font-weight="bold" style:font-weight-asian="bold" fo:text-transform="uppercase" fo:hyphenate="false"/>
    </style:style>
    <style:style style:name="LL_Agr2Heading2" style:display-name="LL_Agr2Heading 2" style:family="paragraph" style:parent-style-name="LL_Normal" style:default-outline-level="2">
      <style:text-properties fo:hyphenate="false"/>
    </style:style>
    <style:style style:name="LL_Agr2Heading3" style:display-name="LL_Agr2Heading 3" style:family="paragraph" style:parent-style-name="LL_Normal" style:default-outline-level="3">
      <style:text-properties fo:hyphenate="false"/>
    </style:style>
    <style:style style:name="LL_Agr2Heading4" style:display-name="LL_Agr2Heading 4" style:family="paragraph" style:parent-style-name="LL_Normal" style:default-outline-level="4">
      <style:text-properties fo:hyphenate="false"/>
    </style:style>
    <style:style style:name="LL_Agr2Heading5" style:display-name="LL_Agr2Heading 5" style:family="paragraph" style:parent-style-name="LL_Normal" style:list-style-name="LFO11" style:default-outline-level="5">
      <style:text-properties fo:hyphenate="false"/>
    </style:style>
    <style:style style:name="LL_Number" style:display-name="LL_Number" style:family="paragraph" style:parent-style-name="LL_Normal" style:list-style-name="LFO12">
      <style:text-properties fo:hyphenate="false"/>
    </style:style>
    <style:style style:name="LL_LitHeading1" style:display-name="LL_LitHeading 1" style:family="paragraph" style:parent-style-name="LL_Normal" style:default-outline-level="1">
      <style:paragraph-properties fo:keep-with-next="always"/>
      <style:text-properties fo:font-weight="bold" style:font-weight-asian="bold" fo:text-transform="uppercase" fo:hyphenate="false"/>
    </style:style>
    <style:style style:name="LL_LitHeading2" style:display-name="LL_LitHeading 2" style:family="paragraph" style:parent-style-name="LL_Normal" style:default-outline-level="2">
      <style:paragraph-properties fo:keep-with-next="always"/>
      <style:text-properties fo:font-weight="bold" style:font-weight-asian="bold" fo:hyphenate="false"/>
    </style:style>
    <style:style style:name="LL_LitHeading3" style:display-name="LL_LitHeading 3" style:family="paragraph" style:parent-style-name="LL_Normal" style:default-outline-level="3">
      <style:paragraph-properties fo:keep-with-next="always"/>
      <style:text-properties fo:font-weight="bold" style:font-weight-asian="bold" fo:hyphenate="false"/>
    </style:style>
    <style:style style:name="LL_LitHeading4" style:display-name="LL_LitHeading 4" style:family="paragraph" style:parent-style-name="LL_Normal" style:default-outline-level="4">
      <style:paragraph-properties fo:keep-with-next="always"/>
      <style:text-properties fo:font-weight="bold" style:font-weight-asian="bold" fo:hyphenate="false"/>
    </style:style>
    <style:style style:name="LL_LitHeading5" style:display-name="LL_LitHeading 5" style:family="paragraph" style:parent-style-name="LL_Normal" style:list-style-name="LFO13" style:default-outline-level="5">
      <style:text-properties fo:font-style="italic" style:font-style-asian="italic" fo:hyphenate="false"/>
    </style:style>
    <style:style style:name="LL_LitAHeading" style:display-name="LL_LitAHeading" style:family="paragraph" style:parent-style-name="LL_Normal" style:list-style-name="LFO14">
      <style:text-properties fo:font-weight="bold" style:font-weight-asian="bold" fo:hyphenate="false"/>
    </style:style>
    <style:style style:name="LL_Schedule" style:display-name="LL_Schedule" style:family="paragraph" style:parent-style-name="LL_Normal" style:next-style-name="LL_TitleSchedule" style:list-style-name="LFO15">
      <style:paragraph-properties fo:keep-with-next="always" fo:text-align="center"/>
      <style:text-properties fo:font-weight="bold" style:font-weight-asian="bold" fo:hyphenate="false"/>
    </style:style>
    <style:style style:name="LL_TitleSchedule" style:display-name="LL_TitleSchedule" style:family="paragraph" style:parent-style-name="LL_Normal" style:next-style-name="LL_Normal">
      <style:paragraph-properties fo:keep-with-next="always" fo:text-align="center"/>
      <style:text-properties fo:font-weight="bold" style:font-weight-asian="bold" fo:text-transform="uppercase" fo:hyphenate="false"/>
    </style:style>
    <style:style style:name="LL_ANumberingIndent" style:display-name="LL_ANumberingIndent" style:family="paragraph" style:parent-style-name="LL_Normal" style:list-style-name="LFO17">
      <style:text-properties fo:hyphenate="false"/>
    </style:style>
    <style:style style:name="Lijstalinea" style:display-name="Lijstalinea" style:family="paragraph" style:parent-style-name="Standaard">
      <style:paragraph-properties style:contextual-spacing="true" fo:text-align="start" fo:line-height="100%" fo:margin-left="0.5in">
        <style:tab-stops/>
      </style:paragraph-properties>
      <style:text-properties style:font-name="Times New Roman" style:font-name-asian="Times New Roman" fo:font-size="12pt" style:font-size-asian="12pt" style:font-size-complex="12pt" fo:hyphenate="fals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paragraph-properties fo:line-height="100%"/>
      <style:text-properties style:font-size-complex="10pt" fo:hyphenate="false"/>
    </style:style>
    <style:style style:name="TekstopmerkingChar" style:display-name="Tekst opmerking Char" style:family="text" style:parent-style-name="Standaardalinea-lettertype">
      <style:text-properties style:font-name-asian="Calibri" style:font-name-complex="Times New Roman" style:font-size-complex="10pt" fo:language="nl" fo:country="NL"/>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style:font-name-asian="Calibri" style:font-name-complex="Times New Roman" fo:font-weight="bold" style:font-weight-asian="bold" style:font-weight-complex="bold" style:font-size-complex="10pt" fo:language="nl" fo:country="NL"/>
    </style:style>
    <style:style style:name="Onopgelostemelding" style:display-name="Onopgeloste melding" style:family="text" style:parent-style-name="Standaardalinea-lettertype">
      <style:text-properties fo:color="#605E5C" fo:background-color="#E1DFDD"/>
    </style:style>
    <style:style style:name="Normaalweb" style:display-name="Normaal (web)" style:family="paragraph" style:parent-style-name="Standaard">
      <style:paragraph-properties fo:text-align="start" fo:margin-top="0.0694in" fo:margin-bottom="0.0694in" fo:line-height="100%"/>
      <style:text-properties style:font-name="Times New Roman" style:font-name-asian="Times New Roman" fo:font-size="12pt" style:font-size-asian="12pt" style:font-size-complex="12pt" fo:hyphenate="false"/>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style:style style:name="LL_AgrAHeading" style:display-name="LL_AgrAHeading" style:family="paragraph" style:parent-style-name="LL_Normal" style:list-style-name="LFO18">
      <style:text-properties fo:hyphenate="false"/>
    </style:style>
    <style:style style:name="LL_DeedNormal" style:display-name="LL_DeedNormal" style:family="paragraph" style:parent-style-name="Standaard">
      <style:paragraph-properties fo:widows="0" fo:orphans="0"/>
      <style:text-properties fo:hyphenate="false"/>
    </style:style>
    <style:style style:name="LL_DeedNormalIndent" style:display-name="LL_DeedNormalIndent" style:family="paragraph" style:parent-style-name="LL_DeedNormal">
      <style:paragraph-properties fo:margin-left="0.3937in">
        <style:tab-stops>
          <style:tab-stop style:type="left" style:position="0in"/>
        </style:tab-stops>
      </style:paragraph-properties>
      <style:text-properties fo:hyphenate="false"/>
    </style:style>
    <style:style style:name="LL_DeedNuma" style:display-name="LL_DeedNum(a)" style:family="paragraph" style:parent-style-name="LL_DeedNormal">
      <style:text-properties fo:hyphenate="false"/>
    </style:style>
    <style:style style:name="LL_DeedNumIndenta" style:display-name="LL_DeedNumIndent(a)" style:family="paragraph" style:parent-style-name="LL_DeedNormal">
      <style:text-properties fo:hyphenate="false"/>
    </style:style>
    <style:style style:name="LL_DeedNum1" style:display-name="LL_DeedNum1" style:family="paragraph" style:parent-style-name="LL_DeedNormal" style:list-style-name="LFO21">
      <style:text-properties fo:hyphenate="false"/>
    </style:style>
    <style:style style:name="LL_DeedHeading" style:display-name="LL_DeedHeading" style:family="paragraph" style:parent-style-name="LL_DeedNormal">
      <style:text-properties fo:font-weight="bold" style:font-weight-asian="bold" fo:hyphenate="false"/>
    </style:style>
    <style:style style:name="LL_DeedHeading2" style:display-name="LL_DeedHeading2" style:family="paragraph" style:parent-style-name="LL_DeedNormal">
      <style:text-properties fo:hyphenate="false"/>
    </style:style>
    <style:style style:name="LL_DeedHeading3" style:display-name="LL_DeedHeading3" style:family="paragraph" style:parent-style-name="LL_DeedNormal" style:list-style-name="LFO22">
      <style:text-properties fo:hyphenate="false"/>
    </style:style>
    <style:style style:name="LL_DeedCapital" style:display-name="LL_DeedCapital" style:family="paragraph" style:parent-style-name="LL_DeedNormal">
      <style:text-properties fo:font-weight="bold" style:font-weight-asian="bold" fo:text-transform="uppercase" fo:hyphenate="false"/>
    </style:style>
    <style:style style:name="LL_DeedWhereas" style:display-name="LL_DeedWhereas" style:family="paragraph" style:parent-style-name="LL_DeedNormal" style:list-style-name="LFO23">
      <style:text-properties fo:hyphenate="false"/>
    </style:style>
    <style:style style:name="LL_DeedHeadingLong" style:display-name="LL_DeedHeadingLong" style:family="paragraph" style:parent-style-name="LL_DeedNormal">
      <style:text-properties fo:font-weight="bold" style:font-weight-asian="bold" fo:text-transform="uppercase" fo:hyphenate="false"/>
    </style:style>
    <style:style style:name="LL_DeedHeadingLong2" style:display-name="LL_DeedHeadingLong2" style:family="paragraph" style:parent-style-name="LL_DeedNormal">
      <style:text-properties fo:font-weight="bold" style:font-weight-asian="bold" fo:hyphenate="false"/>
    </style:style>
    <style:style style:name="LL_DeedHeadingLong3" style:display-name="LL_DeedHeadingLong3" style:family="paragraph" style:parent-style-name="LL_DeedNormal" style:list-style-name="LFO24">
      <style:text-properties fo:hyphenate="false"/>
    </style:style>
    <style:style style:name="LL_DeedNumIndent1" style:display-name="LL_DeedNumIndent1" style:family="paragraph" style:parent-style-name="LL_DeedNormal" style:list-style-name="LFO25">
      <style:text-properties fo:hyphenate="false"/>
    </style:style>
    <style:style style:name="LL_DeedNumIndentalevel2" style:display-name="LL_DeedNumIndent(a) level 2" style:family="paragraph" style:parent-style-name="LL_DeedNormal">
      <style:text-properties fo:hyphenate="false"/>
    </style:style>
    <style:style style:name="LL_DeedNumIndentalevel3" style:display-name="LL_DeedNumIndent(a) level 3" style:family="paragraph" style:parent-style-name="LL_DeedNormal" style:list-style-name="LFO20">
      <style:text-properties fo:hyphenate="false"/>
    </style:style>
    <style:style style:name="LL_DeedNumalevel2" style:display-name="LL_DeedNum(a) level 2" style:family="paragraph" style:parent-style-name="LL_DeedNormal">
      <style:text-properties fo:hyphenate="false"/>
    </style:style>
    <style:style style:name="LL_DeedNumalevel3" style:display-name="LL_DeedNum(a) level 3" style:family="paragraph" style:parent-style-name="LL_DeedNormal" style:list-style-name="LFO19">
      <style:text-properties fo:hyphenate="false"/>
    </style:style>
    <style:style style:name="Revisie" style:display-name="Revisie" style:family="paragraph">
      <style:paragraph-properties fo:margin-bottom="0in" fo:line-height="100%"/>
      <style:text-properties fo:hyphenate="false"/>
    </style:style>
    <text:list-style style:name="LFO1" style:display-name="LFO1">
      <text:list-level-style-number text:level="1" style:num-prefix="(" style:num-suffix=")"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 style:display-name="LFO2">
      <text:list-level-style-number text:level="1" style:num-prefix="(" style:num-suffix=")" style:num-format="A" style:num-letter-sync="true">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Arial" fo:font-weight="bold" style:font-weight-asian="bold" fo:font-style="normal" style:font-style-asian="normal" fo:font-size="10pt" style:font-size-asian="10pt"/>
    </style:style>
    <style:style style:name="WW_CharLFO4LVL2" style:family="text">
      <style:text-properties style:font-name="Arial" fo:font-weight="bold" style:font-weight-asian="bold" fo:font-style="normal" style:font-style-asian="normal" fo:font-size="10pt" style:font-size-asian="10pt"/>
    </style:style>
    <style:style style:name="WW_CharLFO4LVL3" style:family="text">
      <style:text-properties style:font-name="Arial" fo:font-weight="normal" style:font-weight-asian="normal" fo:font-style="normal" style:font-style-asian="normal"/>
    </style:style>
    <style:style style:name="WW_CharLFO4LVL4" style:family="text">
      <style:text-properties style:font-name="Arial" fo:font-weight="normal" style:font-weight-asian="normal" fo:font-style="normal" style:font-style-asian="normal" fo:font-size="10pt" style:font-size-asian="10pt"/>
    </style:style>
    <text:list-style style:name="LFO3" style:display-name="LFO3">
      <text:list-level-style-number text:level="1" text:style-name="WW_CharLFO4LVL1"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text:style-name="WW_CharLFO4LVL2" style:num-format="1" text:display-levels="2">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3" text:style-name="WW_CharLFO4LV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text:style-name="WW_CharLFO4LVL4" style:num-format="1" text:display-levels="4">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5" style:num-format="1" text:display-levels="5">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6" style:num-format="">
        <style:list-level-properties text:space-before="0.5909in" text:min-label-width="0.3937in" text:list-level-position-and-space-mode="label-alignment">
          <style:list-level-label-alignment text:label-followed-by="listtab" fo:margin-left="0.9847in" fo:text-indent="-0.3937in"/>
        </style:list-level-properties>
      </text:list-level-style-number>
      <text:list-level-style-number text:level="7" style:num-format="">
        <style:list-level-properties text:space-before="0.5909in" text:min-label-width="0.3937in" text:list-level-position-and-space-mode="label-alignment">
          <style:list-level-label-alignment text:label-followed-by="listtab" fo:margin-left="0.9847in" fo:text-indent="-0.3937in"/>
        </style:list-level-properties>
      </text:list-level-style-number>
      <text:list-level-style-number text:level="8" style:num-format="">
        <style:list-level-properties text:space-before="0.5909in" text:min-label-width="0.3937in" text:list-level-position-and-space-mode="label-alignment">
          <style:list-level-label-alignment text:label-followed-by="listtab" fo:margin-left="0.9847in" fo:text-indent="-0.3937in"/>
        </style:list-level-properties>
      </text:list-level-style-number>
      <text:list-level-style-number text:level="9" style:num-format="">
        <style:list-level-properties text:space-before="0.5909in" text:min-label-width="0.3937in" text:list-level-position-and-space-mode="label-alignment">
          <style:list-level-label-alignment text:label-followed-by="listtab" fo:margin-left="0.9847in" fo:text-indent="-0.3937in"/>
        </style:list-level-properties>
      </text:list-level-style-number>
    </text:list-style>
    <style:style style:name="WW_CharLFO5LVL4" style:family="text">
      <style:text-properties style:font-name="Garamond"/>
    </style:style>
    <style:style style:name="WW_CharLFO5LVL5" style:family="text">
      <style:text-properties style:font-name="Garamond"/>
    </style:style>
    <text:list-style style:name="LFO5" style:display-name="LFO5">
      <text:list-level-style-number text:level="1"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style:num-prefix="(" style:num-suffix=")" style:num-format="i">
        <style:list-level-properties text:space-before="0.5909in" text:min-label-width="0.3937in" text:list-level-position-and-space-mode="label-alignment">
          <style:list-level-label-alignment text:label-followed-by="listtab" fo:margin-left="0.9847in" fo:text-indent="-0.3937in"/>
        </style:list-level-properties>
      </text:list-level-style-number>
      <text:list-level-style-number text:level="3" style:num-prefix="(" style:num-suffix=")" style:num-format="a" style:num-letter-sync="true">
        <style:list-level-properties text:space-before="0.9847in" text:min-label-width="0.3937in" text:list-level-position-and-space-mode="label-alignment">
          <style:list-level-label-alignment text:label-followed-by="listtab" fo:margin-left="1.3784in" fo:text-indent="-0.3937in"/>
        </style:list-level-properties>
      </text:list-level-style-number>
      <text:list-level-style-bullet text:level="4" text:style-name="WW_CharLFO5LVL4" text:bullet-char="-">
        <style:list-level-properties text:space-before="1.3784in" text:min-label-width="0.3937in" text:list-level-position-and-space-mode="label-alignment">
          <style:list-level-label-alignment text:label-followed-by="listtab" fo:margin-left="1.7722in" fo:text-indent="-0.3937in"/>
        </style:list-level-properties>
        <style:text-properties style:font-name="Garamond"/>
      </text:list-level-style-bullet>
      <text:list-level-style-bullet text:level="5" text:style-name="WW_CharLFO5LVL5" text:bullet-char="-">
        <style:list-level-properties text:space-before="1.7722in" text:min-label-width="0.3937in" text:list-level-position-and-space-mode="label-alignment">
          <style:list-level-label-alignment text:label-followed-by="listtab" fo:margin-left="2.1659in" fo:text-indent="-0.3937in"/>
        </style:list-level-properties>
        <style:text-properties style:font-name="Garamond"/>
      </text:list-level-style-bullet>
      <text:list-level-style-number text:level="6"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6LVL4" style:family="text">
      <style:text-properties style:font-name="Garamond"/>
    </style:style>
    <style:style style:name="WW_CharLFO6LVL5" style:family="text">
      <style:text-properties style:font-name="Garamond"/>
    </style:style>
    <text:list-style style:name="LFO6" style:display-name="LFO6">
      <text:list-level-style-number text:level="1" style:num-prefix="(" style:num-suffix=")" style:num-format="a" style:num-letter-sync="true">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style:num-prefix="(" style:num-suffix=")" style:num-format="i">
        <style:list-level-properties text:space-before="0.5909in" text:min-label-width="0.3937in" text:list-level-position-and-space-mode="label-alignment">
          <style:list-level-label-alignment text:label-followed-by="listtab" fo:margin-left="0.9847in" fo:text-indent="-0.3937in"/>
        </style:list-level-properties>
      </text:list-level-style-number>
      <text:list-level-style-number text:level="3" style:num-prefix="(" style:num-suffix=")" style:num-format="a" style:num-letter-sync="true">
        <style:list-level-properties text:space-before="0.9847in" text:min-label-width="0.3937in" text:list-level-position-and-space-mode="label-alignment">
          <style:list-level-label-alignment text:label-followed-by="listtab" fo:margin-left="1.3784in" fo:text-indent="-0.3937in"/>
        </style:list-level-properties>
      </text:list-level-style-number>
      <text:list-level-style-bullet text:level="4" text:style-name="WW_CharLFO6LVL4" text:bullet-char="-">
        <style:list-level-properties text:space-before="1.3784in" text:min-label-width="0.3937in" text:list-level-position-and-space-mode="label-alignment">
          <style:list-level-label-alignment text:label-followed-by="listtab" fo:margin-left="1.7722in" fo:text-indent="-0.3937in"/>
        </style:list-level-properties>
        <style:text-properties style:font-name="Garamond"/>
      </text:list-level-style-bullet>
      <text:list-level-style-bullet text:level="5" text:style-name="WW_CharLFO6LVL5" text:bullet-char="-">
        <style:list-level-properties text:space-before="1.7722in" text:min-label-width="0.3937in" text:list-level-position-and-space-mode="label-alignment">
          <style:list-level-label-alignment text:label-followed-by="listtab" fo:margin-left="2.1659in" fo:text-indent="-0.3937in"/>
        </style:list-level-properties>
        <style:text-properties style:font-name="Garamond"/>
      </text:list-level-style-bullet>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4" style:family="text">
      <style:text-properties style:font-name="Garamond"/>
    </style:style>
    <style:style style:name="WW_CharLFO7LVL5" style:family="text">
      <style:text-properties style:font-name="Garamond"/>
    </style:style>
    <text:list-style style:name="LFO7" style:display-name="LFO7">
      <text:list-level-style-number text:level="1" style:num-prefix="(" style:num-suffix=")" style:num-format="a" style:num-letter-sync="true">
        <style:list-level-properties text:space-before="0.5909in" text:min-label-width="0.3937in" text:list-level-position-and-space-mode="label-alignment">
          <style:list-level-label-alignment text:label-followed-by="listtab" fo:margin-left="0.9847in" fo:text-indent="-0.3937in"/>
        </style:list-level-properties>
      </text:list-level-style-number>
      <text:list-level-style-number text:level="2" style:num-prefix="(" style:num-suffix=")" style:num-format="i">
        <style:list-level-properties text:space-before="0.9847in" text:min-label-width="0.3937in" text:list-level-position-and-space-mode="label-alignment">
          <style:list-level-label-alignment text:label-followed-by="listtab" fo:margin-left="1.3784in" fo:text-indent="-0.3937in"/>
        </style:list-level-properties>
      </text:list-level-style-number>
      <text:list-level-style-number text:level="3" style:num-prefix="(" style:num-suffix=")" style:num-format="a" style:num-letter-sync="true">
        <style:list-level-properties text:space-before="1.3784in" text:min-label-width="0.3937in" text:list-level-position-and-space-mode="label-alignment">
          <style:list-level-label-alignment text:label-followed-by="listtab" fo:margin-left="1.7722in" fo:text-indent="-0.3937in"/>
        </style:list-level-properties>
      </text:list-level-style-number>
      <text:list-level-style-bullet text:level="4" text:style-name="WW_CharLFO7LVL4" text:bullet-char="-">
        <style:list-level-properties text:space-before="1.7722in" text:min-label-width="0.3937in" text:list-level-position-and-space-mode="label-alignment">
          <style:list-level-label-alignment text:label-followed-by="listtab" fo:margin-left="2.1659in" fo:text-indent="-0.3937in"/>
        </style:list-level-properties>
        <style:text-properties style:font-name="Garamond"/>
      </text:list-level-style-bullet>
      <text:list-level-style-bullet text:level="5" text:style-name="WW_CharLFO7LVL5" text:bullet-char="-">
        <style:list-level-properties text:space-before="2.1659in" text:min-label-width="0.3937in" text:list-level-position-and-space-mode="label-alignment">
          <style:list-level-label-alignment text:label-followed-by="listtab" fo:margin-left="2.5597in" fo:text-indent="-0.3937in"/>
        </style:list-level-properties>
        <style:text-properties style:font-name="Garamond"/>
      </text:list-level-style-bullet>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1" style:family="text">
      <style:text-properties style:font-name="Arial" fo:font-weight="bold" style:font-weight-asian="bold" fo:font-style="normal" style:font-style-asian="normal" fo:color="#111F63" fo:font-size="12pt" style:font-size-asian="12pt"/>
    </style:style>
    <style:style style:name="WW_CharLFO8LVL3" style:family="text">
      <style:text-properties fo:font-weight="normal" style:font-weight-asian="normal" fo:font-style="normal" style:font-style-asian="normal"/>
    </style:style>
    <text:list-style style:name="LFO8" style:display-name="LFO8">
      <text:list-level-style-number text:level="1" text:style-name="WW_CharLFO8LVL1"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style:num-format="1" text:display-levels="2">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3" text:style-name="WW_CharLFO8LV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5" style:num-format="1" text:display-levels="5">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style:display-name="LFO9">
      <text:list-level-style-number text:level="1"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style:num-prefix="(" style:num-suffix=")" style:num-format="a" style:num-letter-sync="true">
        <style:list-level-properties text:space-before="0.5909in" text:min-label-width="0.3937in" text:list-level-position-and-space-mode="label-alignment">
          <style:list-level-label-alignment text:label-followed-by="listtab" fo:margin-left="0.9847in" fo:text-indent="-0.3937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0LVL1" style:family="text">
      <style:text-properties style:font-name="Symbol" style:use-window-font-color="true"/>
    </style:style>
    <style:style style:name="WW_CharLFO10LVL2" style:family="text">
      <style:text-properties style:font-name="Symbol" style:use-window-font-color="true"/>
    </style:style>
    <style:style style:name="WW_CharLFO10LVL3" style:family="text">
      <style:text-properties style:font-name="Symbol" style:use-window-font-color="true"/>
    </style:style>
    <style:style style:name="WW_CharLFO10LVL4" style:family="text">
      <style:text-properties style:font-name="Symbol" style:use-window-font-color="true"/>
    </style:style>
    <style:style style:name="WW_CharLFO10LVL5" style:family="text">
      <style:text-properties style:font-name="Symbol" style:use-window-font-color="true"/>
    </style:style>
    <text:list-style style:name="LFO10" style:display-name="LFO10">
      <text:list-level-style-bullet text:level="1" text:style-name="WW_CharLFO10LVL1" text:bullet-char="">
        <style:list-level-properties text:space-before="0in" text:min-label-width="0.5909in" text:list-level-position-and-space-mode="label-alignment">
          <style:list-level-label-alignment text:label-followed-by="listtab" fo:margin-left="0.5909in" fo:text-indent="-0.5909in"/>
        </style:list-level-properties>
        <style:text-properties style:font-name="Symbol"/>
      </text:list-level-style-bullet>
      <text:list-level-style-bullet text:level="2" text:style-name="WW_CharLFO10LVL2" text:bullet-char="">
        <style:list-level-properties text:space-before="0.5909in" text:min-label-width="0.3937in" text:list-level-position-and-space-mode="label-alignment">
          <style:list-level-label-alignment text:label-followed-by="listtab" fo:margin-left="0.9847in" fo:text-indent="-0.3937in"/>
        </style:list-level-properties>
        <style:text-properties style:font-name="Symbol"/>
      </text:list-level-style-bullet>
      <text:list-level-style-bullet text:level="3" text:style-name="WW_CharLFO10LVL3" text:bullet-char="">
        <style:list-level-properties text:space-before="0.9847in" text:min-label-width="0.3937in" text:list-level-position-and-space-mode="label-alignment">
          <style:list-level-label-alignment text:label-followed-by="listtab" fo:margin-left="1.3784in" fo:text-indent="-0.3937in"/>
        </style:list-level-properties>
        <style:text-properties style:font-name="Symbol"/>
      </text:list-level-style-bullet>
      <text:list-level-style-bullet text:level="4" text:style-name="WW_CharLFO10LVL4" text:bullet-char="">
        <style:list-level-properties text:space-before="1.3784in" text:min-label-width="0.3937in" text:list-level-position-and-space-mode="label-alignment">
          <style:list-level-label-alignment text:label-followed-by="listtab" fo:margin-left="1.7722in" fo:text-indent="-0.3937in"/>
        </style:list-level-properties>
        <style:text-properties style:font-name="Symbol"/>
      </text:list-level-style-bullet>
      <text:list-level-style-bullet text:level="5" text:style-name="WW_CharLFO10LVL5" text:bullet-char="">
        <style:list-level-properties text:space-before="1.7722in" text:min-label-width="0.3937in" text:list-level-position-and-space-mode="label-alignment">
          <style:list-level-label-alignment text:label-followed-by="listtab" fo:margin-left="2.1659in" fo:text-indent="-0.3937in"/>
        </style:list-level-properties>
        <style:text-properties style:font-name="Symbol"/>
      </text:list-level-style-bullet>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style:display-name="LFO11">
      <text:list-level-style-number text:level="1"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style:num-format="1" text:display-levels="2">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5" style:num-format="1" text:display-levels="5">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6"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2LVL2" style:family="text">
      <style:text-properties style:font-name="Garamond"/>
    </style:style>
    <style:style style:name="WW_CharLFO12LVL3" style:family="text">
      <style:text-properties style:font-name="Garamond"/>
    </style:style>
    <style:style style:name="WW_CharLFO12LVL4" style:family="text">
      <style:text-properties style:font-name="Garamond"/>
    </style:style>
    <style:style style:name="WW_CharLFO12LVL5" style:family="text">
      <style:text-properties style:font-name="Garamond"/>
    </style:style>
    <text:list-style style:name="LFO12" style:display-name="LFO12">
      <text:list-level-style-number text:level="1"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bullet text:level="2" text:style-name="WW_CharLFO12LVL2" text:bullet-char="-">
        <style:list-level-properties text:space-before="0in" text:min-label-width="0.5909in" text:list-level-position-and-space-mode="label-alignment">
          <style:list-level-label-alignment text:label-followed-by="listtab" fo:margin-left="0.5909in" fo:text-indent="-0.5909in"/>
        </style:list-level-properties>
        <style:text-properties style:font-name="Garamond"/>
      </text:list-level-style-bullet>
      <text:list-level-style-bullet text:level="3" text:style-name="WW_CharLFO12LVL3" text:bullet-char="-">
        <style:list-level-properties text:space-before="0.5909in" text:min-label-width="0.3937in" text:list-level-position-and-space-mode="label-alignment">
          <style:list-level-label-alignment text:label-followed-by="listtab" fo:margin-left="0.9847in" fo:text-indent="-0.3937in"/>
        </style:list-level-properties>
        <style:text-properties style:font-name="Garamond"/>
      </text:list-level-style-bullet>
      <text:list-level-style-bullet text:level="4" text:style-name="WW_CharLFO12LVL4" text:bullet-char="-">
        <style:list-level-properties text:space-before="0.9847in" text:min-label-width="0.3937in" text:list-level-position-and-space-mode="label-alignment">
          <style:list-level-label-alignment text:label-followed-by="listtab" fo:margin-left="1.3784in" fo:text-indent="-0.3937in"/>
        </style:list-level-properties>
        <style:text-properties style:font-name="Garamond"/>
      </text:list-level-style-bullet>
      <text:list-level-style-bullet text:level="5" text:style-name="WW_CharLFO12LVL5" text:bullet-char="-">
        <style:list-level-properties text:space-before="1.3784in" text:min-label-width="0.3937in" text:list-level-position-and-space-mode="label-alignment">
          <style:list-level-label-alignment text:label-followed-by="listtab" fo:margin-left="1.7722in" fo:text-indent="-0.3937in"/>
        </style:list-level-properties>
        <style:text-properties style:font-name="Garamond"/>
      </text:list-level-style-bullet>
      <text:list-level-style-number text:level="6"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3" style:display-name="LFO13">
      <text:list-level-style-number text:level="1" style:num-format="I">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style:num-format="1" text:display-levels="2">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5" style:num-format="1" text:display-levels="5">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6"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4" style:display-name="LFO14">
      <text:list-level-style-number text:level="1" style:num-prefix="(" style:num-suffix=")" style:num-format="a" style:num-letter-sync="true">
        <style:list-level-properties text:space-before="0.5909in" text:min-label-width="0.3937in" text:list-level-position-and-space-mode="label-alignment">
          <style:list-level-label-alignment text:label-followed-by="listtab" fo:margin-left="0.9847in" fo:text-indent="-0.3937in"/>
        </style:list-level-properties>
      </text:list-level-style-number>
      <text:list-level-style-number text:level="2" style:num-prefix="(" style:num-suffix=")" style:num-format="i">
        <style:list-level-properties text:space-before="0.9847in" text:min-label-width="0.3937in" text:list-level-position-and-space-mode="label-alignment">
          <style:list-level-label-alignment text:label-followed-by="listtab" fo:margin-left="1.3784in" fo:text-indent="-0.3937in"/>
        </style:list-level-properties>
      </text:list-level-style-number>
      <text:list-level-style-number text:level="3"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5LVL1" style:family="text">
      <style:text-properties style:font-name="Arial" fo:font-weight="bold" style:font-weight-asian="bold" fo:font-style="normal" style:font-style-asian="normal" fo:text-transform="none" style:text-underline-type="single" style:text-underline-style="solid" style:text-underline-width="auto" style:text-underline-mode="continuous" style:text-underline-color="font-color"/>
    </style:style>
    <text:list-style style:name="LFO15" style:display-name="LFO15">
      <text:list-level-style-number text:level="1" text:style-name="WW_CharLFO15LVL1" style:num-prefix="Bijlage " style:num-format="1">
        <style:list-level-properties text:list-level-position-and-space-mode="label-alignment">
          <style:list-level-label-alignment text:label-followed-by="nothing"/>
        </style:list-level-properties>
      </text:list-level-style-number>
      <text:list-level-style-number text:level="2"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6" style:display-name="LFO16">
      <text:list-level-style-number text:level="1" style:num-prefix="(" style:num-suffix=")" style:num-format="a" style:num-letter-sync="true">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style:num-prefix="(" style:num-suffix=")" style:num-format="i">
        <style:list-level-properties text:space-before="0.5909in" text:min-label-width="0.3937in" text:list-level-position-and-space-mode="label-alignment">
          <style:list-level-label-alignment text:label-followed-by="listtab" fo:margin-left="0.9847in" fo:text-indent="-0.3937in"/>
        </style:list-level-properties>
      </text:list-level-style-number>
      <text:list-level-style-number text:level="3" style:num-prefix="(" style:num-suffix=")" style:num-format="A" style:num-letter-sync="true">
        <style:list-level-properties text:space-before="0.9847in" text:min-label-width="0.3937in" text:list-level-position-and-space-mode="label-alignment">
          <style:list-level-label-alignment text:label-followed-by="listtab" fo:margin-left="1.3784in" fo:text-indent="-0.3937in"/>
        </style:list-level-properties>
      </text:list-level-style-number>
      <text:list-level-style-number text:level="4"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7" style:display-name="LFO17">
      <text:list-level-style-number text:level="1" style:num-prefix="(" style:num-suffix=")" style:num-format="a" style:num-letter-sync="true">
        <style:list-level-properties text:space-before="0.5909in" text:min-label-width="0.3937in" text:list-level-position-and-space-mode="label-alignment">
          <style:list-level-label-alignment text:label-followed-by="listtab" fo:margin-left="0.9847in" fo:text-indent="-0.3937in"/>
        </style:list-level-properties>
      </text:list-level-style-number>
      <text:list-level-style-number text:level="2" style:num-prefix="(" style:num-suffix=")" style:num-format="i">
        <style:list-level-properties text:space-before="0.9847in" text:min-label-width="0.3937in" text:list-level-position-and-space-mode="label-alignment">
          <style:list-level-label-alignment text:label-followed-by="listtab" fo:margin-left="1.3784in" fo:text-indent="-0.3937in"/>
        </style:list-level-properties>
      </text:list-level-style-number>
      <text:list-level-style-number text:level="3" style:num-prefix="(" style:num-suffix=")" style:num-format="A" style:num-letter-sync="true">
        <style:list-level-properties text:space-before="1.3784in" text:min-label-width="0.3937in" text:list-level-position-and-space-mode="label-alignment">
          <style:list-level-label-alignment text:label-followed-by="listtab" fo:margin-left="1.7722in" fo:text-indent="-0.3937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8" style:display-name="LFO18">
      <text:list-level-style-number text:level="1" style:num-prefix="(" style:num-suffix=")" style:num-format="a" style:num-letter-sync="true">
        <style:list-level-properties text:space-before="0.5909in" text:min-label-width="0.3937in" text:list-level-position-and-space-mode="label-alignment">
          <style:list-level-label-alignment text:label-followed-by="listtab" fo:margin-left="0.9847in" fo:text-indent="-0.3937in"/>
        </style:list-level-properties>
      </text:list-level-style-number>
      <text:list-level-style-number text:level="2" style:num-prefix="(" style:num-suffix=")" style:num-format="i">
        <style:list-level-properties text:space-before="0.9847in" text:min-label-width="0.3937in" text:list-level-position-and-space-mode="label-alignment">
          <style:list-level-label-alignment text:label-followed-by="listtab" fo:margin-left="1.3784in" fo:text-indent="-0.3937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style:display-name="LFO19">
      <text:list-level-style-number text:level="1" style:num-prefix="(" style:num-suffix=")" style:num-format="a" style:num-letter-sync="true">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prefix="(" style:num-suffix=")" style:num-format="i">
        <style:list-level-properties text:space-before="0.3937in" text:min-label-width="0.3937in" text:list-level-position-and-space-mode="label-alignment">
          <style:list-level-label-alignment text:label-followed-by="listtab" fo:margin-left="0.7875in" fo:text-indent="-0.3937in"/>
        </style:list-level-properties>
      </text:list-level-style-number>
      <text:list-level-style-number text:level="3" style:num-prefix="(" style:num-suffix=")" style:num-format="a" style:num-letter-sync="true">
        <style:list-level-properties text:space-before="0.7875in" text:min-label-width="0.3937in" text:list-level-position-and-space-mode="label-alignment">
          <style:list-level-label-alignment text:label-followed-by="listtab" fo:margin-left="1.1812in" fo:text-indent="-0.3937in"/>
        </style:list-level-properties>
      </text:list-level-style-number>
      <text:list-level-style-number text:level="4" style:num-prefix="(" style:num-suffix=")" style:num-format="i">
        <style:list-level-properties text:space-before="1.1812in" text:min-label-width="0.3937in" text:list-level-position-and-space-mode="label-alignment">
          <style:list-level-label-alignment text:label-followed-by="listtab" fo:margin-left="1.575in" fo:text-indent="-0.3937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0" style:display-name="LFO20">
      <text:list-level-style-number text:level="1" style:num-prefix="(" style:num-suffix=")" style:num-format="a" style:num-letter-sync="true">
        <style:list-level-properties text:space-before="0.3937in" text:min-label-width="0.3937in" text:list-level-position-and-space-mode="label-alignment">
          <style:list-level-label-alignment text:label-followed-by="listtab" fo:margin-left="0.7875in" fo:text-indent="-0.3937in"/>
        </style:list-level-properties>
      </text:list-level-style-number>
      <text:list-level-style-number text:level="2" style:num-prefix="(" style:num-suffix=")" style:num-format="i">
        <style:list-level-properties text:space-before="0.7875in" text:min-label-width="0.3937in" text:list-level-position-and-space-mode="label-alignment">
          <style:list-level-label-alignment text:label-followed-by="listtab" fo:margin-left="1.1812in" fo:text-indent="-0.3937in"/>
        </style:list-level-properties>
      </text:list-level-style-number>
      <text:list-level-style-number text:level="3" style:num-prefix="(" style:num-suffix=")" style:num-format="a" style:num-letter-sync="true">
        <style:list-level-properties text:space-before="1.1812in" text:min-label-width="0.3937in" text:list-level-position-and-space-mode="label-alignment">
          <style:list-level-label-alignment text:label-followed-by="listtab" fo:margin-left="1.575in" fo:text-indent="-0.3937in"/>
        </style:list-level-properties>
      </text:list-level-style-number>
      <text:list-level-style-number text:level="4" style:num-prefix="(" style:num-suffix=")" style:num-format="i">
        <style:list-level-properties text:space-before="1.575in" text:min-label-width="0.3937in" text:list-level-position-and-space-mode="label-alignment">
          <style:list-level-label-alignment text:label-followed-by="listtab" fo:margin-left="1.9687in" fo:text-indent="-0.3937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1" style:display-name="LFO21">
      <text:list-level-style-number text:level="1"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3" style:display-name="LFO23">
      <text:list-level-style-number text:level="1" style:num-prefix="(" style:num-suffix=")" style:num-format="A" style:num-letter-sync="true">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4" style:display-name="LFO24">
      <text:list-level-style-number text:level="1"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5" style:display-name="LFO25">
      <text:list-level-style-number text:level="1" style:num-format="1">
        <style:list-level-properties text:space-before="0.3937in" text:min-label-width="0.3937in" text:list-level-position-and-space-mode="label-alignment">
          <style:list-level-label-alignment text:label-followed-by="listtab" fo:margin-left="0.7875in" fo:text-indent="-0.3937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6LVL3" style:family="text">
      <style:text-properties style:font-name="Garamond"/>
    </style:style>
    <style:style style:name="WW_CharLFO26LVL4" style:family="text">
      <style:text-properties style:font-name="Garamond"/>
    </style:style>
    <text:list-style style:name="LFO28" style:display-name="LFO28">
      <text:list-level-style-number text:level="1" style:num-prefix="(" style:num-suffix=")" style:num-format="a" style:num-letter-sync="true">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style:num-prefix="(" style:num-suffix=")" style:num-format="i">
        <style:list-level-properties text:space-before="0.5909in" text:min-label-width="0.3937in" text:list-level-position-and-space-mode="label-alignment">
          <style:list-level-label-alignment text:label-followed-by="listtab" fo:margin-left="0.9847in" fo:text-indent="-0.3937in"/>
        </style:list-level-properties>
      </text:list-level-style-number>
      <text:list-level-style-bullet text:level="3" text:style-name="WW_CharLFO26LVL3" text:bullet-char="-">
        <style:list-level-properties text:space-before="0.9847in" text:min-label-width="0.3937in" text:list-level-position-and-space-mode="label-alignment">
          <style:list-level-label-alignment text:label-followed-by="listtab" fo:margin-left="1.3784in" fo:text-indent="-0.3937in"/>
        </style:list-level-properties>
        <style:text-properties style:font-name="Garamond"/>
      </text:list-level-style-bullet>
      <text:list-level-style-bullet text:level="4" text:style-name="WW_CharLFO26LVL4" text:bullet-char="-">
        <style:list-level-properties text:space-before="1.3784in" text:min-label-width="0.3937in" text:list-level-position-and-space-mode="label-alignment">
          <style:list-level-label-alignment text:label-followed-by="listtab" fo:margin-left="1.7722in" fo:text-indent="-0.3937in"/>
        </style:list-level-properties>
        <style:text-properties style:font-name="Garamond"/>
      </text:list-level-style-bullet>
      <text:list-level-style-number text:level="5"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style>
    <text:notes-configuration text:note-class="footnote" text:citation-style-name="Voetnootmarkering" text:citation-body-style-name="Voetnootmarkering"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2" style:num-format="1" text:display-levels="2">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4" style:num-format="1" text:display-levels="4">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5" style:num-format="1" text:display-levels="5">
        <style:list-level-properties text:space-before="0in" text:min-label-width="0.5909in" text:list-level-position-and-space-mode="label-alignment">
          <style:list-level-label-alignment text:label-followed-by="listtab" fo:margin-left="0.5909in" fo:text-indent="-0.5909in"/>
        </style:list-level-properties>
      </text:outline-level-style>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6" style:parent-style-name="Voettekst" style:family="paragraph">
      <style:paragraph-properties fo:text-align="end"/>
    </style:style>
  </office:automatic-styles>
  <office:master-styles>
    <style:master-page style:name="MPF0" style:page-layout-name="PL0">
      <style:header>
        <text:p text:style-name="Koptekst"/>
      </style:header>
      <style:footer>
        <text:p text:style-name="P6"><text:page-number text:fixed="false">2</text:page-number></text:p>
        <text:p text:style-name="Voettekst"/>
      </style:footer>
      <style:header-first>
        <text:p text:style-name="Koptekst"/>
      </style:header-first>
      <style:footer-first>
        <text:p text:style-name="Voettekst"/>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erik, C.C.H. (Chantal)</meta:initial-creator>
    <dc:creator>Arends, T.J. (Tom)</dc:creator>
    <meta:creation-date>2024-06-20T15:07:00Z</meta:creation-date>
    <dc:date>2024-06-20T15:08:00Z</dc:date>
    <meta:template xlink:href="Normal" xlink:type="simple"/>
    <meta:editing-cycles>3</meta:editing-cycles>
    <meta:editing-duration>PT0S</meta:editing-duration>
    <meta:user-defined meta:name="dmDocType"/>
    <meta:user-defined meta:name="WorksiteMatterName">ZN / Contract transformatiegelden</meta:user-defined>
    <meta:user-defined meta:name="WorksiteDocNumber">53126408</meta:user-defined>
    <meta:user-defined meta:name="WorksiteDocVersion">v9</meta:user-defined>
    <meta:user-defined meta:name="WorksiteMatterNumber">70150926</meta:user-defined>
    <meta:user-defined meta:name="WorksiteAuthor">SUZANNE.BEZEMER@LOYENSLOEFF.COM</meta:user-defined>
    <meta:user-defined meta:name="FileReference">53126408</meta:user-defined>
    <meta:user-defined meta:name="BaseStylesCopied">2</meta:user-defined>
    <meta:user-defined meta:name="iManageFooter">#53126408v9&lt;IMANAGEDMS&gt; - Overeenkomst transformatieplan met gemeenten</meta:user-defined>
    <meta:document-statistic meta:page-count="10" meta:paragraph-count="40" meta:word-count="3145" meta:character-count="20408" meta:row-count="144" meta:non-whitespace-character-count="17303"/>
  </office:meta>
</office:document-meta>
</file>